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Vernada1" svg:font-family="Vernada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pitch="variable"/>
    <style:font-face style:name="Vernada" svg:font-family="Verna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2.404cm" style:rel-column-width="9267*"/>
    </style:style>
    <style:style style:name="Tableau2.B" style:family="table-column">
      <style:table-column-properties style:column-width="3.395cm" style:rel-column-width="13089*"/>
    </style:style>
    <style:style style:name="Tableau2.C" style:family="table-column">
      <style:table-column-properties style:column-width="1.808cm" style:rel-column-width="6969*"/>
    </style:style>
    <style:style style:name="Tableau2.D" style:family="table-column">
      <style:table-column-properties style:column-width="9.393cm" style:rel-column-width="36210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text-properties fo:language="en" fo:country="US" officeooo:paragraph-rsid="001d07bd"/>
    </style:style>
    <style:style style:name="P3" style:family="paragraph" style:parent-style-name="Standard">
      <style:text-properties fo:language="en" fo:country="US" officeooo:paragraph-rsid="0015715b"/>
    </style:style>
    <style:style style:name="P4" style:family="paragraph" style:parent-style-name="Standard">
      <style:text-properties fo:language="en" fo:country="US" officeooo:rsid="0015715b" officeooo:paragraph-rsid="006a1c41"/>
    </style:style>
    <style:style style:name="P5" style:family="paragraph" style:parent-style-name="Standard">
      <style:text-properties fo:language="en" fo:country="US" officeooo:paragraph-rsid="0026ec01"/>
    </style:style>
    <style:style style:name="P6" style:family="paragraph" style:parent-style-name="Standard">
      <style:text-properties fo:language="en" fo:country="US" officeooo:paragraph-rsid="0024b2c9"/>
    </style:style>
    <style:style style:name="P7" style:family="paragraph" style:parent-style-name="Standard">
      <style:text-properties fo:language="en" fo:country="US" officeooo:paragraph-rsid="01729db9"/>
    </style:style>
    <style:style style:name="P8" style:family="paragraph" style:parent-style-name="Standard">
      <style:text-properties fo:language="en" fo:country="US" officeooo:rsid="00196186" officeooo:paragraph-rsid="00332519"/>
    </style:style>
    <style:style style:name="P9" style:family="paragraph" style:parent-style-name="Standard">
      <style:text-properties fo:language="en" fo:country="US" officeooo:rsid="00196186" officeooo:paragraph-rsid="0037d585"/>
    </style:style>
    <style:style style:name="P10" style:family="paragraph" style:parent-style-name="Standard">
      <style:text-properties fo:language="en" fo:country="US" fo:font-weight="normal" officeooo:rsid="009218b4" officeooo:paragraph-rsid="01c2338e" style:font-weight-asian="normal" style:font-weight-complex="normal"/>
    </style:style>
    <style:style style:name="P11" style:family="paragraph" style:parent-style-name="Standard">
      <style:text-properties officeooo:paragraph-rsid="0024b2c9"/>
    </style:style>
    <style:style style:name="P12" style:family="paragraph" style:parent-style-name="Standard">
      <style:text-properties officeooo:paragraph-rsid="006a1c41"/>
    </style:style>
    <style:style style:name="P13" style:family="paragraph" style:parent-style-name="Standard">
      <style:text-properties fo:font-weight="bold" officeooo:rsid="006e3936" officeooo:paragraph-rsid="006e3936" style:font-weight-asian="bold" style:font-weight-complex="bold"/>
    </style:style>
    <style:style style:name="P14" style:family="paragraph" style:parent-style-name="Standard">
      <style:text-properties officeooo:paragraph-rsid="010de9e7"/>
    </style:style>
    <style:style style:name="P15" style:family="paragraph" style:parent-style-name="Standard">
      <style:text-properties officeooo:paragraph-rsid="00332519"/>
    </style:style>
    <style:style style:name="P16" style:family="paragraph" style:parent-style-name="Standard">
      <style:text-properties officeooo:paragraph-rsid="0037d585"/>
    </style:style>
    <style:style style:name="P17" style:family="paragraph" style:parent-style-name="Standard">
      <style:text-properties officeooo:paragraph-rsid="0155639a"/>
    </style:style>
    <style:style style:name="P18" style:family="paragraph" style:parent-style-name="Standard">
      <style:text-properties officeooo:paragraph-rsid="0199c074"/>
    </style:style>
    <style:style style:name="P19" style:family="paragraph" style:parent-style-name="Standard">
      <style:text-properties officeooo:paragraph-rsid="0015715b"/>
    </style:style>
    <style:style style:name="P20" style:family="paragraph" style:parent-style-name="Standard">
      <style:text-properties fo:font-size="10pt" style:font-size-asian="10pt" style:font-size-complex="10pt"/>
    </style:style>
    <style:style style:name="P21" style:family="paragraph" style:parent-style-name="Standard">
      <style:text-properties style:font-name="Times New Roman" fo:language="en" fo:country="US" officeooo:rsid="01e028f6" officeooo:paragraph-rsid="01db229b"/>
    </style:style>
    <style:style style:name="P22" style:family="paragraph" style:parent-style-name="Standard">
      <style:text-properties officeooo:paragraph-rsid="01c2338e"/>
    </style:style>
    <style:style style:name="P23" style:family="paragraph" style:parent-style-name="Standard">
      <style:text-properties officeooo:paragraph-rsid="02049481"/>
    </style:style>
    <style:style style:name="P24" style:family="paragraph" style:parent-style-name="Title">
      <style:text-properties fo:language="en" fo:country="US" officeooo:rsid="0018449f" officeooo:paragraph-rsid="0018449f"/>
    </style:style>
    <style:style style:name="P25" style:family="paragraph" style:parent-style-name="Text_20_body">
      <style:text-properties officeooo:paragraph-rsid="00596963"/>
    </style:style>
    <style:style style:name="P26" style:family="paragraph" style:parent-style-name="Text_20_body">
      <style:text-properties officeooo:paragraph-rsid="005a24cd"/>
    </style:style>
    <style:style style:name="P27" style:family="paragraph" style:parent-style-name="Text_20_body">
      <style:text-properties style:font-name="Times New Roman" fo:language="en" fo:country="US" officeooo:rsid="007c9ff8" officeooo:paragraph-rsid="00710a97"/>
    </style:style>
    <style:style style:name="P28" style:family="paragraph" style:parent-style-name="Text_20_body">
      <style:text-properties style:font-name="Times New Roman" fo:language="en" fo:country="US" officeooo:rsid="010b7af8" officeooo:paragraph-rsid="010b7af8"/>
    </style:style>
    <style:style style:name="P29" style:family="paragraph" style:parent-style-name="Text_20_body">
      <style:text-properties style:font-name="Times New Roman" fo:language="en" fo:country="US" officeooo:rsid="01462b6d" officeooo:paragraph-rsid="0155639a"/>
    </style:style>
    <style:style style:name="P30" style:family="paragraph" style:parent-style-name="Text_20_body">
      <style:text-properties officeooo:rsid="00904a2d" officeooo:paragraph-rsid="00904a2d"/>
    </style:style>
    <style:style style:name="P31" style:family="paragraph" style:parent-style-name="Text_20_body">
      <style:text-properties officeooo:rsid="0092d4ae" officeooo:paragraph-rsid="0092d4ae"/>
    </style:style>
    <style:style style:name="P32" style:family="paragraph" style:parent-style-name="Text_20_body">
      <style:text-properties officeooo:paragraph-rsid="00a490e4"/>
    </style:style>
    <style:style style:name="P33" style:family="paragraph" style:parent-style-name="Text_20_body">
      <style:text-properties officeooo:paragraph-rsid="003c071e"/>
    </style:style>
    <style:style style:name="P34" style:family="paragraph" style:parent-style-name="Text_20_body">
      <style:text-properties fo:font-weight="bold" officeooo:rsid="005af32b" officeooo:paragraph-rsid="005af32b" style:font-weight-asian="bold" style:font-weight-complex="bold"/>
    </style:style>
    <style:style style:name="P35" style:family="paragraph" style:parent-style-name="Text_20_body">
      <style:text-properties fo:language="en" fo:country="US" officeooo:rsid="01462b6d" officeooo:paragraph-rsid="01462b6d"/>
    </style:style>
    <style:style style:name="P36" style:family="paragraph" style:parent-style-name="Text_20_body">
      <style:text-properties fo:language="en" fo:country="US" officeooo:rsid="01462b6d" officeooo:paragraph-rsid="0146a54c"/>
    </style:style>
    <style:style style:name="P37" style:family="paragraph" style:parent-style-name="Text_20_body">
      <style:text-properties fo:language="en" fo:country="US" officeooo:rsid="01462b6d" officeooo:paragraph-rsid="0155639a"/>
    </style:style>
    <style:style style:name="P38" style:family="paragraph" style:parent-style-name="Text_20_body">
      <style:text-properties fo:language="en" fo:country="US" officeooo:rsid="00196186" officeooo:paragraph-rsid="01c133cf"/>
    </style:style>
    <style:style style:name="P39" style:family="paragraph" style:parent-style-name="Text_20_body">
      <style:text-properties officeooo:paragraph-rsid="0053b96c"/>
    </style:style>
    <style:style style:name="P40" style:family="paragraph" style:parent-style-name="Text_20_body">
      <style:text-properties officeooo:rsid="00e7fc5e" officeooo:paragraph-rsid="00e7fc5e"/>
    </style:style>
    <style:style style:name="P41" style:family="paragraph" style:parent-style-name="Text_20_body">
      <style:text-properties officeooo:paragraph-rsid="00a71204"/>
    </style:style>
    <style:style style:name="P42" style:family="paragraph" style:parent-style-name="Text_20_body">
      <style:text-properties officeooo:paragraph-rsid="010b7af8"/>
    </style:style>
    <style:style style:name="P43" style:family="paragraph" style:parent-style-name="Text_20_body">
      <style:text-properties officeooo:rsid="00a13a26" officeooo:paragraph-rsid="00a490e4"/>
    </style:style>
    <style:style style:name="P44" style:family="paragraph" style:parent-style-name="Text_20_body">
      <style:text-properties officeooo:paragraph-rsid="01462b6d"/>
    </style:style>
    <style:style style:name="P45" style:family="paragraph" style:parent-style-name="Text_20_body">
      <style:text-properties officeooo:paragraph-rsid="0150b1d6"/>
    </style:style>
    <style:style style:name="P46" style:family="paragraph" style:parent-style-name="Text_20_body">
      <style:text-properties officeooo:paragraph-rsid="00a1b1d9"/>
    </style:style>
    <style:style style:name="P47" style:family="paragraph" style:parent-style-name="Text_20_body">
      <style:text-properties officeooo:paragraph-rsid="018202e3"/>
    </style:style>
    <style:style style:name="P48" style:family="paragraph" style:parent-style-name="Text_20_body">
      <style:text-properties officeooo:paragraph-rsid="0192efc4"/>
    </style:style>
    <style:style style:name="P49" style:family="paragraph" style:parent-style-name="Text_20_body">
      <style:text-properties officeooo:paragraph-rsid="01ae52b2"/>
    </style:style>
    <style:style style:name="P50" style:family="paragraph" style:parent-style-name="Text_20_body">
      <style:text-properties officeooo:paragraph-rsid="01c133cf"/>
    </style:style>
    <style:style style:name="P51" style:family="paragraph" style:parent-style-name="Text_20_body">
      <style:text-properties officeooo:paragraph-rsid="0200a4e4"/>
    </style:style>
    <style:style style:name="P52" style:family="paragraph" style:parent-style-name="Text_20_body">
      <style:text-properties officeooo:paragraph-rsid="00e0006a"/>
    </style:style>
    <style:style style:name="P53" style:family="paragraph" style:parent-style-name="Table_20_Contents">
      <style:text-properties fo:font-size="10pt" officeooo:rsid="00cfc87f" officeooo:paragraph-rsid="01185086" style:font-size-asian="10pt" style:font-size-complex="10pt"/>
    </style:style>
    <style:style style:name="P54" style:family="paragraph" style:parent-style-name="Table_20_Contents">
      <style:text-properties fo:font-size="10pt" fo:font-weight="bold" officeooo:rsid="00cfc87f" officeooo:paragraph-rsid="01185086" style:font-size-asian="10pt" style:font-weight-asian="bold" style:font-size-complex="10pt" style:font-weight-complex="bold"/>
    </style:style>
    <style:style style:name="P55" style:family="paragraph" style:parent-style-name="Table_20_Contents">
      <style:text-properties fo:font-size="10pt" fo:font-weight="bold" officeooo:rsid="00d18d4f" officeooo:paragraph-rsid="01185086" style:font-size-asian="10pt" style:font-weight-asian="bold" style:font-size-complex="10pt" style:font-weight-complex="bold"/>
    </style:style>
    <style:style style:name="P56" style:family="paragraph" style:parent-style-name="Table_20_Contents">
      <style:text-properties officeooo:paragraph-rsid="01185086"/>
    </style:style>
    <style:style style:name="P57" style:family="paragraph" style:parent-style-name="Heading_20_1">
      <style:text-properties fo:language="en" fo:country="US"/>
    </style:style>
    <style:style style:name="P58" style:family="paragraph" style:parent-style-name="Heading_20_1">
      <style:text-properties fo:language="en" fo:country="US" officeooo:rsid="00904a2d" officeooo:paragraph-rsid="00904a2d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Standard" style:list-style-name="L1">
      <style:text-properties fo:language="en" fo:country="US" officeooo:paragraph-rsid="001d07bd"/>
    </style:style>
    <style:style style:name="P61" style:family="paragraph" style:parent-style-name="Standard" style:list-style-name="L2">
      <style:text-properties fo:language="en" fo:country="US" officeooo:rsid="00196186" officeooo:paragraph-rsid="00332519"/>
    </style:style>
    <style:style style:name="P62" style:family="paragraph" style:parent-style-name="Standard" style:list-style-name="L2">
      <style:text-properties officeooo:paragraph-rsid="00332519"/>
    </style:style>
    <style:style style:name="P63" style:family="paragraph" style:parent-style-name="Standard">
      <style:text-properties officeooo:paragraph-rsid="0210eff0"/>
    </style:style>
    <style:style style:name="P64" style:family="paragraph" style:parent-style-name="Text_20_body" style:list-style-name="L3">
      <style:text-properties officeooo:paragraph-rsid="018202e3"/>
    </style:style>
    <style:style style:name="P65" style:family="paragraph" style:parent-style-name="Text_20_body" style:list-style-name="L3">
      <style:text-properties officeooo:paragraph-rsid="015f7048"/>
    </style:style>
    <style:style style:name="P66" style:family="paragraph" style:parent-style-name="Text_20_body">
      <style:text-properties officeooo:paragraph-rsid="020dd4ef"/>
    </style:style>
    <style:style style:name="P67" style:family="paragraph" style:parent-style-name="Text_20_body">
      <style:text-properties officeooo:rsid="00e1c207" officeooo:paragraph-rsid="00e1c207"/>
    </style:style>
    <style:style style:name="P68" style:family="paragraph">
      <style:paragraph-properties fo:text-align="center"/>
    </style:style>
    <style:style style:name="P69" style:family="paragraph">
      <style:paragraph-properties fo:text-align="center" style:writing-mode="lr-tb"/>
      <style:text-properties style:font-name="Verdana" fo:font-size="9pt" style:font-size-asian="9pt" style:font-size-complex="9pt"/>
    </style:style>
    <style:style style:name="P70" style:family="paragraph">
      <loext:graphic-properties draw:fill="solid" draw:fill-color="#cfe7f5"/>
      <style:paragraph-properties fo:text-align="center" style:writing-mode="lr-tb"/>
      <style:text-properties style:font-name="Verdana" fo:font-size="9pt" style:font-size-asian="9pt" style:font-size-complex="9pt"/>
    </style:style>
    <style:style style:name="P71" style:family="paragraph">
      <loext:graphic-properties draw:fill="none" draw:fill-color="#ffffff"/>
      <style:paragraph-properties style:writing-mode="lr-tb"/>
      <style:text-properties style:font-name="Verdana" fo:font-size="10pt"/>
    </style:style>
    <style:style style:name="P72" style:family="paragraph">
      <style:paragraph-properties style:writing-mode="lr-tb"/>
    </style:style>
    <style:style style:name="P73" style:family="paragraph">
      <style:paragraph-properties fo:text-align="center" style:writing-mode="lr-tb"/>
      <style:text-properties style:font-name="Vernada1" fo:font-size="9pt" style:font-size-asian="9pt" style:font-size-complex="9pt"/>
    </style:style>
    <style:style style:name="P74" style:family="paragraph">
      <loext:graphic-properties draw:fill="solid" draw:fill-color="#cfe7f5"/>
      <style:paragraph-properties fo:text-align="center" style:writing-mode="lr-tb"/>
      <style:text-properties style:font-name="Vernada1" fo:font-size="9pt" style:font-size-asian="9pt" style:font-size-complex="9pt"/>
    </style:style>
    <style:style style:name="T1" style:family="text">
      <style:text-properties style:font-name="Times New Roman" officeooo:rsid="011a3c38"/>
    </style:style>
    <style:style style:name="T2" style:family="text">
      <style:text-properties style:font-name="Times New Roman" fo:language="en" fo:country="US" officeooo:rsid="00417eeb"/>
    </style:style>
    <style:style style:name="T3" style:family="text">
      <style:text-properties style:font-name="Times New Roman" fo:language="en" fo:country="US" officeooo:rsid="00430fb5"/>
    </style:style>
    <style:style style:name="T4" style:family="text">
      <style:text-properties style:font-name="Times New Roman" fo:language="en" fo:country="US" officeooo:rsid="00475a8a"/>
    </style:style>
    <style:style style:name="T5" style:family="text">
      <style:text-properties style:font-name="Times New Roman" fo:language="en" fo:country="US" officeooo:rsid="00495155"/>
    </style:style>
    <style:style style:name="T6" style:family="text">
      <style:text-properties style:font-name="Times New Roman" fo:language="en" fo:country="US" officeooo:rsid="00518377"/>
    </style:style>
    <style:style style:name="T7" style:family="text">
      <style:text-properties style:font-name="Times New Roman" fo:language="en" fo:country="US" officeooo:rsid="00518719"/>
    </style:style>
    <style:style style:name="T8" style:family="text">
      <style:text-properties style:font-name="Times New Roman" fo:language="en" fo:country="US" officeooo:rsid="0053b96c"/>
    </style:style>
    <style:style style:name="T9" style:family="text">
      <style:text-properties style:font-name="Times New Roman" fo:language="en" fo:country="US" officeooo:rsid="00558424"/>
    </style:style>
    <style:style style:name="T10" style:family="text">
      <style:text-properties style:font-name="Times New Roman" fo:language="en" fo:country="US" officeooo:rsid="00596963"/>
    </style:style>
    <style:style style:name="T11" style:family="text">
      <style:text-properties style:font-name="Times New Roman" fo:language="en" fo:country="US" officeooo:rsid="005a6152"/>
    </style:style>
    <style:style style:name="T12" style:family="text">
      <style:text-properties style:font-name="Times New Roman" fo:language="en" fo:country="US" officeooo:rsid="005af32b"/>
    </style:style>
    <style:style style:name="T13" style:family="text">
      <style:text-properties style:font-name="Times New Roman" fo:language="en" fo:country="US" officeooo:rsid="005a24cd"/>
    </style:style>
    <style:style style:name="T14" style:family="text">
      <style:text-properties style:font-name="Times New Roman" fo:language="en" fo:country="US" officeooo:rsid="005e4675"/>
    </style:style>
    <style:style style:name="T15" style:family="text">
      <style:text-properties style:font-name="Times New Roman" fo:language="en" fo:country="US" officeooo:rsid="00690951"/>
    </style:style>
    <style:style style:name="T16" style:family="text">
      <style:text-properties style:font-name="Times New Roman" fo:language="en" fo:country="US" officeooo:rsid="006e3936"/>
    </style:style>
    <style:style style:name="T17" style:family="text">
      <style:text-properties style:font-name="Times New Roman" fo:language="en" fo:country="US" officeooo:rsid="0070ddef"/>
    </style:style>
    <style:style style:name="T18" style:family="text">
      <style:text-properties style:font-name="Times New Roman" fo:language="en" fo:country="US" officeooo:rsid="006fe77e"/>
    </style:style>
    <style:style style:name="T19" style:family="text">
      <style:text-properties style:font-name="Times New Roman" fo:language="en" fo:country="US" officeooo:rsid="007c9ff8"/>
    </style:style>
    <style:style style:name="T20" style:family="text">
      <style:text-properties style:font-name="Times New Roman" fo:language="en" fo:country="US" officeooo:rsid="007eead2"/>
    </style:style>
    <style:style style:name="T21" style:family="text">
      <style:text-properties style:font-name="Times New Roman" fo:language="en" fo:country="US" officeooo:rsid="0088bd69"/>
    </style:style>
    <style:style style:name="T22" style:family="text">
      <style:text-properties style:font-name="Times New Roman" fo:language="en" fo:country="US" officeooo:rsid="00890ef0"/>
    </style:style>
    <style:style style:name="T23" style:family="text">
      <style:text-properties style:font-name="Times New Roman" fo:language="en" fo:country="US" officeooo:rsid="008aeb1f"/>
    </style:style>
    <style:style style:name="T24" style:family="text">
      <style:text-properties style:font-name="Times New Roman" fo:language="en" fo:country="US" officeooo:rsid="008e12ad"/>
    </style:style>
    <style:style style:name="T25" style:family="text">
      <style:text-properties style:font-name="Times New Roman" fo:language="en" fo:country="US" officeooo:rsid="00af81ac"/>
    </style:style>
    <style:style style:name="T26" style:family="text">
      <style:text-properties style:font-name="Times New Roman" fo:language="en" fo:country="US" officeooo:rsid="00bdd8ad"/>
    </style:style>
    <style:style style:name="T27" style:family="text">
      <style:text-properties style:font-name="Times New Roman" fo:language="en" fo:country="US" officeooo:rsid="001fcbee"/>
    </style:style>
    <style:style style:name="T28" style:family="text">
      <style:text-properties style:font-name="Times New Roman" fo:language="en" fo:country="US" officeooo:rsid="00c9896f"/>
    </style:style>
    <style:style style:name="T29" style:family="text">
      <style:text-properties style:font-name="Times New Roman" fo:language="en" fo:country="US" fo:font-weight="bold" officeooo:rsid="0146a54c" style:font-weight-asian="bold" style:font-weight-complex="bold"/>
    </style:style>
    <style:style style:name="T30" style:family="text">
      <style:text-properties style:font-name="Times New Roman" fo:language="en" fo:country="US" fo:font-weight="bold" officeooo:rsid="01ef1454" style:font-weight-asian="bold" style:font-weight-complex="bold"/>
    </style:style>
    <style:style style:name="T31" style:family="text">
      <style:text-properties style:font-name="Times New Roman" fo:language="en" fo:country="US" fo:font-weight="bold" officeooo:rsid="01fcd8d9" style:font-weight-asian="bold" style:font-weight-complex="bold"/>
    </style:style>
    <style:style style:name="T32" style:family="text">
      <style:text-properties style:font-name="Times New Roman" fo:language="en" fo:country="US" fo:font-weight="bold" officeooo:rsid="02063cd0" style:font-weight-asian="bold" style:font-weight-complex="bold"/>
    </style:style>
    <style:style style:name="T33" style:family="text">
      <style:text-properties style:font-name="Times New Roman" fo:language="en" fo:country="US" fo:font-weight="bold" officeooo:rsid="020761de" style:font-weight-asian="bold" style:font-weight-complex="bold"/>
    </style:style>
    <style:style style:name="T34" style:family="text">
      <style:text-properties style:font-name="Times New Roman" fo:language="en" fo:country="US" officeooo:rsid="010a99cf"/>
    </style:style>
    <style:style style:name="T35" style:family="text">
      <style:text-properties style:font-name="Times New Roman" fo:language="en" fo:country="US" officeooo:rsid="010b7af8"/>
    </style:style>
    <style:style style:name="T36" style:family="text">
      <style:text-properties style:font-name="Times New Roman" fo:language="en" fo:country="US" officeooo:rsid="0076b731"/>
    </style:style>
    <style:style style:name="T37" style:family="text">
      <style:text-properties style:font-name="Times New Roman" fo:language="en" fo:country="US" officeooo:rsid="0135a597"/>
    </style:style>
    <style:style style:name="T38" style:family="text">
      <style:text-properties style:font-name="Times New Roman" fo:language="en" fo:country="US" officeooo:rsid="0135aebc"/>
    </style:style>
    <style:style style:name="T39" style:family="text">
      <style:text-properties style:font-name="Times New Roman" fo:language="en" fo:country="US" officeooo:rsid="013b57ac"/>
    </style:style>
    <style:style style:name="T40" style:family="text">
      <style:text-properties style:font-name="Times New Roman" fo:language="en" fo:country="US" officeooo:rsid="013c2655"/>
    </style:style>
    <style:style style:name="T41" style:family="text">
      <style:text-properties style:font-name="Times New Roman" fo:language="en" fo:country="US" officeooo:rsid="013e7bd5"/>
    </style:style>
    <style:style style:name="T42" style:family="text">
      <style:text-properties style:font-name="Times New Roman" fo:language="en" fo:country="US" officeooo:rsid="013e8be7"/>
    </style:style>
    <style:style style:name="T43" style:family="text">
      <style:text-properties style:font-name="Times New Roman" fo:language="en" fo:country="US" officeooo:rsid="013f84a6"/>
    </style:style>
    <style:style style:name="T44" style:family="text">
      <style:text-properties style:font-name="Times New Roman" fo:language="en" fo:country="US" officeooo:rsid="01462b6d"/>
    </style:style>
    <style:style style:name="T45" style:family="text">
      <style:text-properties style:font-name="Times New Roman" fo:language="en" fo:country="US" officeooo:rsid="0146a54c"/>
    </style:style>
    <style:style style:name="T46" style:family="text">
      <style:text-properties style:font-name="Times New Roman" fo:language="en" fo:country="US" fo:font-style="italic" officeooo:rsid="01462b6d" style:font-style-asian="italic" style:font-style-complex="italic"/>
    </style:style>
    <style:style style:name="T47" style:family="text">
      <style:text-properties style:font-name="Times New Roman" fo:language="en" fo:country="US" fo:font-style="italic" officeooo:rsid="0146a54c" style:font-style-asian="italic" style:font-style-complex="italic"/>
    </style:style>
    <style:style style:name="T48" style:family="text">
      <style:text-properties style:font-name="Times New Roman" fo:language="en" fo:country="US" officeooo:rsid="014f363a"/>
    </style:style>
    <style:style style:name="T49" style:family="text">
      <style:text-properties style:font-name="Times New Roman" fo:language="en" fo:country="US" officeooo:rsid="0150b1d6"/>
    </style:style>
    <style:style style:name="T50" style:family="text">
      <style:text-properties style:font-name="Times New Roman" fo:language="en" fo:country="US" officeooo:rsid="0145564e"/>
    </style:style>
    <style:style style:name="T51" style:family="text">
      <style:text-properties style:font-name="Times New Roman" fo:language="en" fo:country="US" officeooo:rsid="0152b50e"/>
    </style:style>
    <style:style style:name="T52" style:family="text">
      <style:text-properties style:font-name="Times New Roman" fo:language="en" fo:country="US" officeooo:rsid="0156401d"/>
    </style:style>
    <style:style style:name="T53" style:family="text">
      <style:text-properties style:font-name="Times New Roman" fo:language="en" fo:country="US" officeooo:rsid="015bd022"/>
    </style:style>
    <style:style style:name="T54" style:family="text">
      <style:text-properties style:font-name="Times New Roman" fo:language="en" fo:country="US" officeooo:rsid="015f7048"/>
    </style:style>
    <style:style style:name="T55" style:family="text">
      <style:text-properties style:font-name="Times New Roman" fo:language="en" fo:country="US" fo:font-style="normal" officeooo:rsid="015f7048" style:font-style-asian="normal" style:font-style-complex="normal"/>
    </style:style>
    <style:style style:name="T56" style:family="text">
      <style:text-properties style:font-name="Times New Roman" fo:language="en" fo:country="US" fo:font-style="normal" officeooo:rsid="0180230c" style:font-style-asian="normal" style:font-style-complex="normal"/>
    </style:style>
    <style:style style:name="T57" style:family="text">
      <style:text-properties style:font-name="Times New Roman" fo:language="en" fo:country="US" fo:font-style="normal" officeooo:rsid="018202e3" style:font-style-asian="normal" style:font-style-complex="normal"/>
    </style:style>
    <style:style style:name="T58" style:family="text">
      <style:text-properties style:font-name="Times New Roman" fo:language="en" fo:country="US" fo:font-style="normal" officeooo:rsid="01a5a05c" style:font-style-asian="normal" style:font-style-complex="normal"/>
    </style:style>
    <style:style style:name="T59" style:family="text">
      <style:text-properties style:font-name="Times New Roman" fo:language="en" fo:country="US" officeooo:rsid="016e3c9d"/>
    </style:style>
    <style:style style:name="T60" style:family="text">
      <style:text-properties style:font-name="Times New Roman" fo:language="en" fo:country="US" officeooo:rsid="016ec351"/>
    </style:style>
    <style:style style:name="T61" style:family="text">
      <style:text-properties style:font-name="Times New Roman" fo:language="en" fo:country="US" officeooo:rsid="01706bb6"/>
    </style:style>
    <style:style style:name="T62" style:family="text">
      <style:text-properties style:font-name="Times New Roman" fo:language="en" fo:country="US" officeooo:rsid="01755a69"/>
    </style:style>
    <style:style style:name="T63" style:family="text">
      <style:text-properties style:font-name="Times New Roman" fo:language="en" fo:country="US" officeooo:rsid="01764780"/>
    </style:style>
    <style:style style:name="T64" style:family="text">
      <style:text-properties style:font-name="Times New Roman" fo:language="en" fo:country="US" officeooo:rsid="0176b65b"/>
    </style:style>
    <style:style style:name="T65" style:family="text">
      <style:text-properties style:font-name="Times New Roman" fo:language="en" fo:country="US" officeooo:rsid="0178578d"/>
    </style:style>
    <style:style style:name="T66" style:family="text">
      <style:text-properties style:font-name="Times New Roman" fo:language="en" fo:country="US" officeooo:rsid="017a29f3"/>
    </style:style>
    <style:style style:name="T67" style:family="text">
      <style:text-properties style:font-name="Times New Roman" fo:language="en" fo:country="US" officeooo:rsid="017b1da4"/>
    </style:style>
    <style:style style:name="T68" style:family="text">
      <style:text-properties style:font-name="Times New Roman" fo:language="en" fo:country="US" officeooo:rsid="017b95b7"/>
    </style:style>
    <style:style style:name="T69" style:family="text">
      <style:text-properties style:font-name="Times New Roman" fo:language="en" fo:country="US" officeooo:rsid="017c5bc6"/>
    </style:style>
    <style:style style:name="T70" style:family="text">
      <style:text-properties style:font-name="Times New Roman" fo:language="en" fo:country="US" officeooo:rsid="018202e3"/>
    </style:style>
    <style:style style:name="T71" style:family="text">
      <style:text-properties style:font-name="Times New Roman" fo:language="en" fo:country="US" officeooo:rsid="018dfb10"/>
    </style:style>
    <style:style style:name="T72" style:family="text">
      <style:text-properties style:font-name="Times New Roman" fo:language="en" fo:country="US" officeooo:rsid="0190f4af"/>
    </style:style>
    <style:style style:name="T73" style:family="text">
      <style:text-properties style:font-name="Times New Roman" fo:language="en" fo:country="US" officeooo:rsid="0192dd7f"/>
    </style:style>
    <style:style style:name="T74" style:family="text">
      <style:text-properties style:font-name="Times New Roman" fo:language="en" fo:country="US" officeooo:rsid="01975dab"/>
    </style:style>
    <style:style style:name="T75" style:family="text">
      <style:text-properties style:font-name="Times New Roman" fo:language="en" fo:country="US" officeooo:rsid="019b7e47"/>
    </style:style>
    <style:style style:name="T76" style:family="text">
      <style:text-properties style:font-name="Times New Roman" fo:language="en" fo:country="US" officeooo:rsid="019c995b"/>
    </style:style>
    <style:style style:name="T77" style:family="text">
      <style:text-properties style:font-name="Times New Roman" fo:language="en" fo:country="US" officeooo:rsid="01a0527a"/>
    </style:style>
    <style:style style:name="T78" style:family="text">
      <style:text-properties style:font-name="Times New Roman" fo:language="en" fo:country="US" officeooo:rsid="01a3a380"/>
    </style:style>
    <style:style style:name="T79" style:family="text">
      <style:text-properties style:font-name="Times New Roman" fo:language="en" fo:country="US" officeooo:rsid="01a88a6a"/>
    </style:style>
    <style:style style:name="T80" style:family="text">
      <style:text-properties style:font-name="Times New Roman" fo:language="en" fo:country="US" officeooo:rsid="01cf1c4e"/>
    </style:style>
    <style:style style:name="T81" style:family="text">
      <style:text-properties style:font-name="Times New Roman" fo:language="en" fo:country="US" officeooo:rsid="01db229b"/>
    </style:style>
    <style:style style:name="T82" style:family="text">
      <style:text-properties style:font-name="Times New Roman" fo:language="en" fo:country="US" officeooo:rsid="01dd0e31"/>
    </style:style>
    <style:style style:name="T83" style:family="text">
      <style:text-properties style:font-name="Times New Roman" fo:language="en" fo:country="US" officeooo:rsid="01e258ba"/>
    </style:style>
    <style:style style:name="T84" style:family="text">
      <style:text-properties style:font-name="Times New Roman" fo:language="en" fo:country="US" officeooo:rsid="01ea6f43"/>
    </style:style>
    <style:style style:name="T85" style:family="text">
      <style:text-properties style:font-name="Times New Roman" fo:language="en" fo:country="US" officeooo:rsid="01f37e4f"/>
    </style:style>
    <style:style style:name="T86" style:family="text">
      <style:text-properties style:font-name="Times New Roman" fo:language="en" fo:country="US" officeooo:rsid="01f44a79"/>
    </style:style>
    <style:style style:name="T87" style:family="text">
      <style:text-properties style:font-name="Times New Roman" fo:language="en" fo:country="US" officeooo:rsid="01fcd8d9"/>
    </style:style>
    <style:style style:name="T88" style:family="text">
      <style:text-properties style:font-name="Times New Roman" fo:language="en" fo:country="US" officeooo:rsid="01fe2e43"/>
    </style:style>
    <style:style style:name="T89" style:family="text">
      <style:text-properties style:font-name="Times New Roman" fo:language="en" fo:country="US" officeooo:rsid="020bc0a7"/>
    </style:style>
    <style:style style:name="T90" style:family="text">
      <style:text-properties style:font-name="Times New Roman" fo:language="en" fo:country="US" officeooo:rsid="0210eff0"/>
    </style:style>
    <style:style style:name="T91" style:family="text">
      <style:text-properties style:font-name="Times New Roman" fo:font-size="10pt" officeooo:rsid="02021508" style:font-size-asian="10pt" style:font-size-complex="10pt"/>
    </style:style>
    <style:style style:name="T92" style:family="text">
      <style:text-properties style:font-name="Times New Roman" fo:font-size="10pt" officeooo:rsid="020efdc7" style:font-size-asian="10pt" style:font-size-complex="10pt"/>
    </style:style>
    <style:style style:name="T93" style:family="text">
      <style:text-properties style:font-name="Times New Roman" fo:font-size="10pt" fo:language="en" fo:country="US" officeooo:rsid="016643ce" style:font-size-asian="10pt" style:font-size-complex="10pt"/>
    </style:style>
    <style:style style:name="T94" style:family="text">
      <style:text-properties style:font-name="Times New Roman" fo:font-size="10pt" fo:language="en" fo:country="US" officeooo:rsid="0167c173" style:font-size-asian="10pt" style:font-size-complex="10pt"/>
    </style:style>
    <style:style style:name="T95" style:family="text">
      <style:text-properties style:font-name="Times New Roman" officeooo:rsid="01c2338e"/>
    </style:style>
    <style:style style:name="T96" style:family="text">
      <style:text-properties style:font-name="Times New Roman" officeooo:rsid="01c59911"/>
    </style:style>
    <style:style style:name="T97" style:family="text">
      <style:text-properties style:font-name="Times New Roman" officeooo:rsid="01c79776"/>
    </style:style>
    <style:style style:name="T98" style:family="text">
      <style:text-properties style:font-name="Times New Roman" officeooo:rsid="01c822db"/>
    </style:style>
    <style:style style:name="T99" style:family="text">
      <style:text-properties style:font-name="Times New Roman" officeooo:rsid="01c907fe"/>
    </style:style>
    <style:style style:name="T100" style:family="text">
      <style:text-properties style:font-name="Times New Roman" officeooo:rsid="01ca6d12"/>
    </style:style>
    <style:style style:name="T101" style:family="text">
      <style:text-properties style:font-name="Times New Roman" officeooo:rsid="01d14e7d"/>
    </style:style>
    <style:style style:name="T102" style:family="text">
      <style:text-properties style:font-name="Times New Roman" officeooo:rsid="01d30c6a"/>
    </style:style>
    <style:style style:name="T103" style:family="text">
      <style:text-properties style:font-name="Times New Roman" officeooo:rsid="01d49411"/>
    </style:style>
    <style:style style:name="T104" style:family="text">
      <style:text-properties style:font-name="Times New Roman" officeooo:rsid="01d931af"/>
    </style:style>
    <style:style style:name="T105" style:family="text">
      <style:text-properties style:font-name="Times New Roman" officeooo:rsid="01e5be05"/>
    </style:style>
    <style:style style:name="T106" style:family="text">
      <style:text-properties officeooo:rsid="00e58261"/>
    </style:style>
    <style:style style:name="T107" style:family="text">
      <style:text-properties officeooo:rsid="011a3c38"/>
    </style:style>
    <style:style style:name="T108" style:family="text">
      <style:text-properties officeooo:rsid="0015715b"/>
    </style:style>
    <style:style style:name="T109" style:family="text">
      <style:text-properties officeooo:rsid="0018449f"/>
    </style:style>
    <style:style style:name="T110" style:family="text">
      <style:text-properties officeooo:rsid="001fcbee"/>
    </style:style>
    <style:style style:name="T111" style:family="text">
      <style:text-properties officeooo:rsid="00222853"/>
    </style:style>
    <style:style style:name="T112" style:family="text">
      <style:text-properties officeooo:rsid="00276d6f"/>
    </style:style>
    <style:style style:name="T113" style:family="text">
      <style:text-properties officeooo:rsid="002e3de2"/>
    </style:style>
    <style:style style:name="T114" style:family="text">
      <style:text-properties officeooo:rsid="00332519"/>
    </style:style>
    <style:style style:name="T115" style:family="text">
      <style:text-properties officeooo:rsid="0037d585"/>
    </style:style>
    <style:style style:name="T116" style:family="text">
      <style:text-properties officeooo:rsid="00395b8f"/>
    </style:style>
    <style:style style:name="T117" style:family="text">
      <style:text-properties fo:language="en" fo:country="US"/>
    </style:style>
    <style:style style:name="T118" style:family="text">
      <style:text-properties fo:language="en" fo:country="US" officeooo:rsid="003cb946"/>
    </style:style>
    <style:style style:name="T119" style:family="text">
      <style:text-properties fo:language="en" fo:country="US" officeooo:rsid="003cd235"/>
    </style:style>
    <style:style style:name="T120" style:family="text">
      <style:text-properties fo:language="en" fo:country="US" officeooo:rsid="003e7960"/>
    </style:style>
    <style:style style:name="T121" style:family="text">
      <style:text-properties fo:language="en" fo:country="US" officeooo:rsid="0040d636"/>
    </style:style>
    <style:style style:name="T122" style:family="text">
      <style:text-properties fo:language="en" fo:country="US" officeooo:rsid="003c071e"/>
    </style:style>
    <style:style style:name="T123" style:family="text">
      <style:text-properties fo:language="en" fo:country="US" officeooo:rsid="0037d585"/>
    </style:style>
    <style:style style:name="T124" style:family="text">
      <style:text-properties fo:language="en" fo:country="US" officeooo:rsid="001fcbee"/>
    </style:style>
    <style:style style:name="T125" style:family="text">
      <style:text-properties fo:language="en" fo:country="US" officeooo:rsid="00464a4e"/>
    </style:style>
    <style:style style:name="T126" style:family="text">
      <style:text-properties fo:language="en" fo:country="US" officeooo:rsid="00475a8a"/>
    </style:style>
    <style:style style:name="T127" style:family="text">
      <style:text-properties fo:language="en" fo:country="US" officeooo:rsid="00495155"/>
    </style:style>
    <style:style style:name="T128" style:family="text">
      <style:text-properties fo:language="en" fo:country="US" officeooo:rsid="004c7e9c"/>
    </style:style>
    <style:style style:name="T129" style:family="text">
      <style:text-properties fo:language="en" fo:country="US" officeooo:rsid="0053b96c"/>
    </style:style>
    <style:style style:name="T130" style:family="text">
      <style:text-properties fo:language="en" fo:country="US" officeooo:rsid="00558424"/>
    </style:style>
    <style:style style:name="T131" style:family="text">
      <style:text-properties fo:language="en" fo:country="US" officeooo:rsid="00568180"/>
    </style:style>
    <style:style style:name="T132" style:family="text">
      <style:text-properties fo:language="en" fo:country="US" officeooo:rsid="00596963"/>
    </style:style>
    <style:style style:name="T133" style:family="text">
      <style:text-properties fo:language="en" fo:country="US" officeooo:rsid="005c4bfe"/>
    </style:style>
    <style:style style:name="T134" style:family="text">
      <style:text-properties fo:language="en" fo:country="US" officeooo:rsid="005e4e3b"/>
    </style:style>
    <style:style style:name="T135" style:family="text">
      <style:text-properties fo:language="en" fo:country="US" officeooo:rsid="00657c49"/>
    </style:style>
    <style:style style:name="T136" style:family="text">
      <style:text-properties fo:language="en" fo:country="US" officeooo:rsid="00690951"/>
    </style:style>
    <style:style style:name="T137" style:family="text">
      <style:text-properties fo:language="en" fo:country="US" officeooo:rsid="0015715b"/>
    </style:style>
    <style:style style:name="T138" style:family="text">
      <style:text-properties fo:language="en" fo:country="US" officeooo:rsid="0070ddef"/>
    </style:style>
    <style:style style:name="T139" style:family="text">
      <style:text-properties fo:language="en" fo:country="US" officeooo:rsid="0076b731"/>
    </style:style>
    <style:style style:name="T140" style:family="text">
      <style:text-properties fo:language="en" fo:country="US" officeooo:rsid="007eead2"/>
    </style:style>
    <style:style style:name="T141" style:family="text">
      <style:text-properties fo:language="en" fo:country="US" officeooo:rsid="00867f05"/>
    </style:style>
    <style:style style:name="T142" style:family="text">
      <style:text-properties fo:language="en" fo:country="US" officeooo:rsid="001d9866"/>
    </style:style>
    <style:style style:name="T143" style:family="text">
      <style:text-properties fo:language="en" fo:country="US" officeooo:rsid="00196186"/>
    </style:style>
    <style:style style:name="T144" style:family="text">
      <style:text-properties fo:language="en" fo:country="US" officeooo:rsid="008ca4e3"/>
    </style:style>
    <style:style style:name="T145" style:family="text">
      <style:text-properties fo:language="en" fo:country="US" officeooo:rsid="009218b4"/>
    </style:style>
    <style:style style:name="T146" style:family="text">
      <style:text-properties fo:language="en" fo:country="US" officeooo:rsid="0092d4ae"/>
    </style:style>
    <style:style style:name="T147" style:family="text">
      <style:text-properties fo:language="en" fo:country="US" officeooo:rsid="009372ab"/>
    </style:style>
    <style:style style:name="T148" style:family="text">
      <style:text-properties fo:language="en" fo:country="US" officeooo:rsid="0095bbdd"/>
    </style:style>
    <style:style style:name="T149" style:family="text">
      <style:text-properties fo:language="en" fo:country="US" officeooo:rsid="00982a44"/>
    </style:style>
    <style:style style:name="T150" style:family="text">
      <style:text-properties fo:language="en" fo:country="US" officeooo:rsid="001d07bd"/>
    </style:style>
    <style:style style:name="T151" style:family="text">
      <style:text-properties fo:language="en" fo:country="US" officeooo:rsid="009aedf6"/>
    </style:style>
    <style:style style:name="T152" style:family="text">
      <style:text-properties fo:language="en" fo:country="US" officeooo:rsid="009b257f"/>
    </style:style>
    <style:style style:name="T153" style:family="text">
      <style:text-properties fo:language="en" fo:country="US" officeooo:rsid="009cd335"/>
    </style:style>
    <style:style style:name="T154" style:family="text">
      <style:text-properties fo:language="en" fo:country="US" officeooo:rsid="009d6609"/>
    </style:style>
    <style:style style:name="T155" style:family="text">
      <style:text-properties fo:language="en" fo:country="US" officeooo:rsid="009d9bf3"/>
    </style:style>
    <style:style style:name="T156" style:family="text">
      <style:text-properties fo:language="en" fo:country="US" officeooo:rsid="009e8c58"/>
    </style:style>
    <style:style style:name="T157" style:family="text">
      <style:text-properties fo:language="en" fo:country="US" officeooo:rsid="00a13a26"/>
    </style:style>
    <style:style style:name="T158" style:family="text">
      <style:text-properties fo:language="en" fo:country="US" officeooo:rsid="00a4140c"/>
    </style:style>
    <style:style style:name="T159" style:family="text">
      <style:text-properties fo:language="en" fo:country="US" officeooo:rsid="00a490e4"/>
    </style:style>
    <style:style style:name="T160" style:family="text">
      <style:text-properties fo:language="en" fo:country="US" officeooo:rsid="00a862ad"/>
    </style:style>
    <style:style style:name="T161" style:family="text">
      <style:text-properties fo:language="en" fo:country="US" officeooo:rsid="00b0af5d"/>
    </style:style>
    <style:style style:name="T162" style:family="text">
      <style:text-properties fo:language="en" fo:country="US" officeooo:rsid="00b23d85"/>
    </style:style>
    <style:style style:name="T163" style:family="text">
      <style:text-properties fo:language="en" fo:country="US" officeooo:rsid="00b3d6cc"/>
    </style:style>
    <style:style style:name="T164" style:family="text">
      <style:text-properties fo:language="en" fo:country="US" officeooo:rsid="00bbb679"/>
    </style:style>
    <style:style style:name="T165" style:family="text">
      <style:text-properties fo:language="en" fo:country="US" officeooo:rsid="00c8de3c"/>
    </style:style>
    <style:style style:name="T166" style:family="text">
      <style:text-properties fo:language="en" fo:country="US" officeooo:rsid="00c9896f"/>
    </style:style>
    <style:style style:name="T167" style:family="text">
      <style:text-properties fo:language="en" fo:country="US" officeooo:rsid="00c9cd14"/>
    </style:style>
    <style:style style:name="T168" style:family="text">
      <style:text-properties fo:language="en" fo:country="US" officeooo:rsid="00c9da46"/>
    </style:style>
    <style:style style:name="T169" style:family="text">
      <style:text-properties fo:language="en" fo:country="US" officeooo:rsid="00e1901f"/>
    </style:style>
    <style:style style:name="T170" style:family="text">
      <style:text-properties fo:language="en" fo:country="US" officeooo:rsid="00e71d13"/>
    </style:style>
    <style:style style:name="T171" style:family="text">
      <style:text-properties fo:language="en" fo:country="US" officeooo:rsid="00e7c801"/>
    </style:style>
    <style:style style:name="T172" style:family="text">
      <style:text-properties fo:language="en" fo:country="US" officeooo:rsid="00f53ace"/>
    </style:style>
    <style:style style:name="T173" style:family="text">
      <style:text-properties fo:language="en" fo:country="US" officeooo:rsid="00f77475"/>
    </style:style>
    <style:style style:name="T174" style:family="text">
      <style:text-properties fo:language="en" fo:country="US" officeooo:rsid="00f92207"/>
    </style:style>
    <style:style style:name="T175" style:family="text">
      <style:text-properties fo:language="en" fo:country="US" officeooo:rsid="00fd9c29"/>
    </style:style>
    <style:style style:name="T176" style:family="text">
      <style:text-properties fo:language="en" fo:country="US" officeooo:rsid="0101083f"/>
    </style:style>
    <style:style style:name="T177" style:family="text">
      <style:text-properties fo:language="en" fo:country="US" officeooo:rsid="0101fa3c"/>
    </style:style>
    <style:style style:name="T178" style:family="text">
      <style:text-properties fo:language="en" fo:country="US" officeooo:rsid="01037873"/>
    </style:style>
    <style:style style:name="T179" style:family="text">
      <style:text-properties fo:language="en" fo:country="US" officeooo:rsid="010de9e7"/>
    </style:style>
    <style:style style:name="T180" style:family="text">
      <style:text-properties fo:language="en" fo:country="US" officeooo:rsid="0080993f"/>
    </style:style>
    <style:style style:name="T181" style:family="text">
      <style:text-properties fo:language="en" fo:country="US" officeooo:rsid="01107ee7"/>
    </style:style>
    <style:style style:name="T182" style:family="text">
      <style:text-properties fo:language="en" fo:country="US" officeooo:rsid="00a1b1d9"/>
    </style:style>
    <style:style style:name="T183" style:family="text">
      <style:text-properties fo:language="en" fo:country="US" officeooo:rsid="0138de5d"/>
    </style:style>
    <style:style style:name="T184" style:family="text">
      <style:text-properties fo:language="en" fo:country="US" officeooo:rsid="013b57ac"/>
    </style:style>
    <style:style style:name="T185" style:family="text">
      <style:text-properties fo:language="en" fo:country="US" officeooo:rsid="013c2655"/>
    </style:style>
    <style:style style:name="T186" style:family="text">
      <style:text-properties fo:language="en" fo:country="US" officeooo:rsid="013e7bd5"/>
    </style:style>
    <style:style style:name="T187" style:family="text">
      <style:text-properties fo:language="en" fo:country="US" officeooo:rsid="013f84a6"/>
    </style:style>
    <style:style style:name="T188" style:family="text">
      <style:text-properties fo:language="en" fo:country="US" officeooo:rsid="009535a2"/>
    </style:style>
    <style:style style:name="T189" style:family="text">
      <style:text-properties fo:language="en" fo:country="US" officeooo:rsid="00c36841"/>
    </style:style>
    <style:style style:name="T190" style:family="text">
      <style:text-properties fo:language="en" fo:country="US" officeooo:rsid="013fbec9"/>
    </style:style>
    <style:style style:name="T191" style:family="text">
      <style:text-properties fo:language="en" fo:country="US" officeooo:rsid="01417fca"/>
    </style:style>
    <style:style style:name="T192" style:family="text">
      <style:text-properties fo:language="en" fo:country="US" officeooo:rsid="0145564e"/>
    </style:style>
    <style:style style:name="T193" style:family="text">
      <style:text-properties fo:language="en" fo:country="US" officeooo:rsid="01462b6d"/>
    </style:style>
    <style:style style:name="T194" style:family="text">
      <style:text-properties fo:language="en" fo:country="US" fo:font-weight="bold" officeooo:rsid="01462b6d" style:font-weight-asian="bold" style:font-weight-complex="bold"/>
    </style:style>
    <style:style style:name="T195" style:family="text">
      <style:text-properties fo:language="en" fo:country="US" fo:font-weight="bold" officeooo:rsid="00a13a26" style:font-weight-asian="bold" style:font-weight-complex="bold"/>
    </style:style>
    <style:style style:name="T196" style:family="text">
      <style:text-properties fo:language="en" fo:country="US" fo:font-weight="bold" officeooo:rsid="01eed9c2" style:font-weight-asian="bold" style:font-weight-complex="bold"/>
    </style:style>
    <style:style style:name="T197" style:family="text">
      <style:text-properties fo:language="en" fo:country="US" fo:font-weight="bold" officeooo:rsid="01ef1454" style:font-weight-asian="bold" style:font-weight-complex="bold"/>
    </style:style>
    <style:style style:name="T198" style:family="text">
      <style:text-properties fo:language="en" fo:country="US" fo:font-weight="bold" officeooo:rsid="009218b4" style:font-weight-asian="bold" style:font-weight-complex="bold"/>
    </style:style>
    <style:style style:name="T199" style:family="text">
      <style:text-properties fo:language="en" fo:country="US" fo:font-weight="bold" officeooo:rsid="02049481" style:font-weight-asian="bold" style:font-weight-complex="bold"/>
    </style:style>
    <style:style style:name="T200" style:family="text">
      <style:text-properties fo:language="en" fo:country="US" fo:font-weight="bold" officeooo:rsid="0206234f" style:font-weight-asian="bold" style:font-weight-complex="bold"/>
    </style:style>
    <style:style style:name="T201" style:family="text">
      <style:text-properties fo:language="en" fo:country="US" fo:font-weight="bold" officeooo:rsid="02063cd0" style:font-weight-asian="bold" style:font-weight-complex="bold"/>
    </style:style>
    <style:style style:name="T202" style:family="text">
      <style:text-properties fo:language="en" fo:country="US" fo:font-weight="bold" officeooo:rsid="0207d9b6" style:font-weight-asian="bold" style:font-weight-complex="bold"/>
    </style:style>
    <style:style style:name="T203" style:family="text">
      <style:text-properties fo:language="en" fo:country="US" fo:font-weight="bold" officeooo:rsid="020bc8b9" style:font-weight-asian="bold" style:font-weight-complex="bold"/>
    </style:style>
    <style:style style:name="T204" style:family="text">
      <style:text-properties fo:language="en" fo:country="US" fo:font-weight="bold" officeooo:rsid="020cfb5d" style:font-weight-asian="bold" style:font-weight-complex="bold"/>
    </style:style>
    <style:style style:name="T205" style:family="text">
      <style:text-properties fo:language="en" fo:country="US" officeooo:rsid="0146a54c"/>
    </style:style>
    <style:style style:name="T206" style:family="text">
      <style:text-properties fo:language="en" fo:country="US" fo:font-style="italic" officeooo:rsid="01462b6d" style:font-style-asian="italic" style:font-style-complex="italic"/>
    </style:style>
    <style:style style:name="T207" style:family="text">
      <style:text-properties fo:language="en" fo:country="US" officeooo:rsid="014c40c4"/>
    </style:style>
    <style:style style:name="T208" style:family="text">
      <style:text-properties fo:language="en" fo:country="US" officeooo:rsid="014d4f4c"/>
    </style:style>
    <style:style style:name="T209" style:family="text">
      <style:text-properties fo:language="en" fo:country="US" officeooo:rsid="016643ce"/>
    </style:style>
    <style:style style:name="T210" style:family="text">
      <style:text-properties fo:language="en" fo:country="US" officeooo:rsid="016e3c9d"/>
    </style:style>
    <style:style style:name="T211" style:family="text">
      <style:text-properties fo:language="en" fo:country="US" officeooo:rsid="0099b983"/>
    </style:style>
    <style:style style:name="T212" style:family="text">
      <style:text-properties fo:language="en" fo:country="US" officeooo:rsid="01706bb6"/>
    </style:style>
    <style:style style:name="T213" style:family="text">
      <style:text-properties fo:language="en" fo:country="US" officeooo:rsid="0170c9c0"/>
    </style:style>
    <style:style style:name="T214" style:family="text">
      <style:text-properties fo:language="en" fo:country="US" officeooo:rsid="00332519"/>
    </style:style>
    <style:style style:name="T215" style:family="text">
      <style:text-properties fo:language="en" fo:country="US" officeooo:rsid="00c1ea19"/>
    </style:style>
    <style:style style:name="T216" style:family="text">
      <style:text-properties fo:language="en" fo:country="US" officeooo:rsid="018efe50"/>
    </style:style>
    <style:style style:name="T217" style:family="text">
      <style:text-properties fo:language="en" fo:country="US" officeooo:rsid="00279dd2"/>
    </style:style>
    <style:style style:name="T218" style:family="text">
      <style:text-properties fo:language="en" fo:country="US" officeooo:rsid="00276d6f"/>
    </style:style>
    <style:style style:name="T219" style:family="text">
      <style:text-properties fo:language="en" fo:country="US" officeooo:rsid="0197a123"/>
    </style:style>
    <style:style style:name="T220" style:family="text">
      <style:text-properties fo:language="en" fo:country="US" officeooo:rsid="0198c238"/>
    </style:style>
    <style:style style:name="T221" style:family="text">
      <style:text-properties fo:language="en" fo:country="US" officeooo:rsid="011301b4"/>
    </style:style>
    <style:style style:name="T222" style:family="text">
      <style:text-properties fo:language="en" fo:country="US" officeooo:rsid="019e343b"/>
    </style:style>
    <style:style style:name="T223" style:family="text">
      <style:text-properties fo:language="en" fo:country="US" officeooo:rsid="01a20b64"/>
    </style:style>
    <style:style style:name="T224" style:family="text">
      <style:text-properties fo:language="en" fo:country="US" officeooo:rsid="01ab980d"/>
    </style:style>
    <style:style style:name="T225" style:family="text">
      <style:text-properties fo:language="en" fo:country="US" officeooo:rsid="01abe124"/>
    </style:style>
    <style:style style:name="T226" style:family="text">
      <style:text-properties fo:language="en" fo:country="US" officeooo:rsid="01ad10f6"/>
    </style:style>
    <style:style style:name="T227" style:family="text">
      <style:text-properties fo:language="en" fo:country="US" officeooo:rsid="01adcc4b"/>
    </style:style>
    <style:style style:name="T228" style:family="text">
      <style:text-properties fo:language="en" fo:country="US" officeooo:rsid="01ce0f8e"/>
    </style:style>
    <style:style style:name="T229" style:family="text">
      <style:text-properties fo:language="en" fo:country="US" officeooo:rsid="01cef8cb"/>
    </style:style>
    <style:style style:name="T230" style:family="text">
      <style:text-properties fo:language="en" fo:country="US" officeooo:rsid="003a6505"/>
    </style:style>
    <style:style style:name="T231" style:family="text">
      <style:text-properties fo:language="en" fo:country="US" officeooo:rsid="01d8dc0c"/>
    </style:style>
    <style:style style:name="T232" style:family="text">
      <style:text-properties fo:language="en" fo:country="US" officeooo:rsid="01d8eff0"/>
    </style:style>
    <style:style style:name="T233" style:family="text">
      <style:text-properties fo:language="en" fo:country="US" officeooo:rsid="01db229b"/>
    </style:style>
    <style:style style:name="T234" style:family="text">
      <style:text-properties fo:language="en" fo:country="US" officeooo:rsid="01f68ddd"/>
    </style:style>
    <style:style style:name="T235" style:family="text">
      <style:text-properties fo:language="en" fo:country="US" fo:font-weight="normal" officeooo:rsid="01c2338e" style:font-weight-asian="normal" style:font-weight-complex="normal"/>
    </style:style>
    <style:style style:name="T236" style:family="text">
      <style:text-properties fo:language="en" fo:country="US" fo:font-weight="normal" officeooo:rsid="009218b4" style:font-weight-asian="normal" style:font-weight-complex="normal"/>
    </style:style>
    <style:style style:name="T237" style:family="text">
      <style:text-properties fo:language="en" fo:country="US" fo:font-weight="normal" officeooo:rsid="018efe50" style:font-weight-asian="normal" style:font-weight-complex="normal"/>
    </style:style>
    <style:style style:name="T238" style:family="text">
      <style:text-properties fo:language="en" fo:country="US" officeooo:rsid="00e0006a"/>
    </style:style>
    <style:style style:name="T239" style:family="text">
      <style:text-properties officeooo:rsid="00430fb5"/>
    </style:style>
    <style:style style:name="T240" style:family="text">
      <style:text-properties fo:color="#ce181e"/>
    </style:style>
    <style:style style:name="T241" style:family="text">
      <style:text-properties fo:color="#ce181e" fo:language="en" fo:country="US"/>
    </style:style>
    <style:style style:name="T242" style:family="text">
      <style:text-properties fo:color="#ce181e" fo:language="en" fo:country="US" officeooo:rsid="00a490e4"/>
    </style:style>
    <style:style style:name="T243" style:family="text">
      <style:text-properties fo:color="#ce181e" fo:language="en" fo:country="US" officeooo:rsid="003e8ac6"/>
    </style:style>
    <style:style style:name="T244" style:family="text">
      <style:text-properties fo:color="#ce181e" fo:language="en" fo:country="US" officeooo:rsid="00a13a26"/>
    </style:style>
    <style:style style:name="T245" style:family="text">
      <style:text-properties fo:color="#ce181e" fo:language="en" fo:country="US" style:text-underline-style="solid" style:text-underline-width="auto" style:text-underline-color="font-color" officeooo:rsid="00a1b1d9"/>
    </style:style>
    <style:style style:name="T246" style:family="text">
      <style:text-properties fo:color="#ce181e" fo:language="en" fo:country="US" officeooo:rsid="00a1b1d9"/>
    </style:style>
    <style:style style:name="T247" style:family="text">
      <style:text-properties fo:color="#ce181e" fo:language="en" fo:country="US" officeooo:rsid="00196186"/>
    </style:style>
    <style:style style:name="T248" style:family="text">
      <style:text-properties fo:color="#ce181e" style:text-line-through-style="solid" style:text-line-through-type="single" fo:language="en" fo:country="US" fo:font-weight="bold" officeooo:rsid="013c6426" style:font-weight-asian="bold" style:font-weight-complex="bold"/>
    </style:style>
    <style:style style:name="T249" style:family="text">
      <style:text-properties fo:color="#2300dc"/>
    </style:style>
    <style:style style:name="T250" style:family="text">
      <style:text-properties fo:color="#2300dc" fo:language="en" fo:country="US" officeooo:rsid="00a490e4"/>
    </style:style>
    <style:style style:name="T251" style:family="text">
      <style:text-properties fo:color="#2300dc" fo:language="en" fo:country="US" officeooo:rsid="00a71204"/>
    </style:style>
    <style:style style:name="T252" style:family="text">
      <style:text-properties fo:color="#2300dc" fo:language="en" fo:country="US" style:text-underline-style="solid" style:text-underline-width="auto" style:text-underline-color="font-color" officeooo:rsid="00a1b1d9"/>
    </style:style>
    <style:style style:name="T253" style:family="text">
      <style:text-properties fo:color="#2300dc" fo:language="en" fo:country="US" officeooo:rsid="00a1b1d9"/>
    </style:style>
    <style:style style:name="T254" style:family="text">
      <style:text-properties officeooo:rsid="00b0cc4f"/>
    </style:style>
    <style:style style:name="T255" style:family="text">
      <style:text-properties fo:color="#33cc66"/>
    </style:style>
    <style:style style:name="T256" style:family="text">
      <style:text-properties fo:color="#33cc66" fo:language="en" fo:country="US" officeooo:rsid="00a490e4"/>
    </style:style>
    <style:style style:name="T257" style:family="text">
      <style:text-properties fo:color="#33cc66" fo:language="en" fo:country="US" officeooo:rsid="009372ab"/>
    </style:style>
    <style:style style:name="T258" style:family="text">
      <style:text-properties fo:color="#33cc66" fo:language="en" fo:country="US" officeooo:rsid="0099b983"/>
    </style:style>
    <style:style style:name="T259" style:family="text">
      <style:text-properties fo:color="#33cc66" fo:language="en" fo:country="US" officeooo:rsid="00196186"/>
    </style:style>
    <style:style style:name="T260" style:family="text">
      <style:text-properties fo:color="#33cc66" fo:language="en" fo:country="US" officeooo:rsid="01a64460"/>
    </style:style>
    <style:style style:name="T261" style:family="text">
      <style:text-properties fo:color="#33cc66" officeooo:rsid="01a64460"/>
    </style:style>
    <style:style style:name="T262" style:family="text">
      <style:text-properties fo:color="#dc2300" fo:font-weight="bold" officeooo:rsid="00276d6f" style:font-weight-asian="bold" style:font-weight-complex="bold"/>
    </style:style>
    <style:style style:name="T263" style:family="text">
      <style:text-properties officeooo:rsid="00e7e442"/>
    </style:style>
    <style:style style:name="T264" style:family="text">
      <style:text-properties officeooo:rsid="00e8b804"/>
    </style:style>
    <style:style style:name="T265" style:family="text">
      <style:text-properties officeooo:rsid="00eb7b8d"/>
    </style:style>
    <style:style style:name="T266" style:family="text">
      <style:text-properties officeooo:rsid="00ee5191"/>
    </style:style>
    <style:style style:name="T267" style:family="text">
      <style:text-properties officeooo:rsid="00f0829c"/>
    </style:style>
    <style:style style:name="T268" style:family="text">
      <style:text-properties officeooo:rsid="01064643"/>
    </style:style>
    <style:style style:name="T269" style:family="text">
      <style:text-properties officeooo:rsid="010de9e7"/>
    </style:style>
    <style:style style:name="T270" style:family="text">
      <style:text-properties fo:font-style="italic"/>
    </style:style>
    <style:style style:name="T271" style:family="text">
      <style:text-properties fo:font-size="10pt" officeooo:rsid="00cfc87f" style:font-size-asian="10pt" style:font-size-complex="10pt"/>
    </style:style>
    <style:style style:name="T272" style:family="text">
      <style:text-properties fo:font-size="10pt" officeooo:rsid="016643ce" style:font-size-asian="10pt" style:font-size-complex="10pt"/>
    </style:style>
    <style:style style:name="T273" style:family="text">
      <style:text-properties fo:font-size="10pt" officeooo:rsid="00cfffba" style:font-size-asian="10pt" style:font-size-complex="10pt"/>
    </style:style>
    <style:style style:name="T274" style:family="text">
      <style:text-properties fo:font-size="10pt" fo:language="en" fo:country="US" officeooo:rsid="016643ce" style:font-size-asian="10pt" style:font-size-complex="10pt"/>
    </style:style>
    <style:style style:name="T275" style:family="text">
      <style:text-properties officeooo:rsid="013d0768"/>
    </style:style>
    <style:style style:name="T276" style:family="text">
      <style:text-properties officeooo:rsid="0141b526"/>
    </style:style>
    <style:style style:name="T277" style:family="text">
      <style:text-properties officeooo:rsid="0175ef23"/>
    </style:style>
    <style:style style:name="T278" style:family="text">
      <style:text-properties style:font-name="Liberation Sans" fo:font-size="18.2000007629395pt" fo:font-weight="bold" officeooo:rsid="01bc67e4" style:font-name-asian="Microsoft YaHei" style:font-size-asian="18.2000007629395pt" style:font-weight-asian="bold" style:font-name-complex="Mangal" style:font-size-complex="18.2000007629395pt" style:font-weight-complex="bold"/>
    </style:style>
    <style:style style:name="T279" style:family="text">
      <style:text-properties officeooo:rsid="01a60004"/>
    </style:style>
    <style:style style:name="T280" style:family="text">
      <style:text-properties officeooo:rsid="01b43e7b"/>
    </style:style>
    <style:style style:name="T281" style:family="text">
      <style:text-properties fo:color="#000000"/>
    </style:style>
    <style:style style:name="T282" style:family="text">
      <style:text-properties fo:color="#000000" fo:language="en" fo:country="US" officeooo:rsid="00a490e4"/>
    </style:style>
    <style:style style:name="T283" style:family="text">
      <style:text-properties fo:color="#000000" officeooo:rsid="00a490e4"/>
    </style:style>
    <style:style style:name="T284" style:family="text">
      <style:text-properties style:use-window-font-color="true"/>
    </style:style>
    <style:style style:name="T285" style:family="text">
      <style:text-properties style:use-window-font-color="true" officeooo:rsid="00a490e4"/>
    </style:style>
    <style:style style:name="T286" style:family="text">
      <style:text-properties style:use-window-font-color="true" fo:language="en" fo:country="US" officeooo:rsid="00196186"/>
    </style:style>
    <style:style style:name="T287" style:family="text">
      <style:text-properties fo:color="#ff860d"/>
    </style:style>
    <style:style style:name="T288" style:family="text">
      <style:text-properties fo:color="#ff860d" style:font-name="Times New Roman" officeooo:rsid="01c59911"/>
    </style:style>
    <style:style style:name="T289" style:family="text">
      <style:text-properties fo:color="#ff860d" style:font-name="Times New Roman" officeooo:rsid="01c822db"/>
    </style:style>
    <style:style style:name="T290" style:family="text">
      <style:text-properties fo:color="#ff860d" fo:language="en" fo:country="US" officeooo:rsid="00a490e4"/>
    </style:style>
    <style:style style:name="T291" style:family="text">
      <style:text-properties fo:font-weight="bold" style:font-weight-asian="bold" style:font-weight-complex="bold"/>
    </style:style>
    <style:style style:name="T292" style:family="text">
      <style:text-properties officeooo:rsid="020efdc7"/>
    </style:style>
    <style:style style:name="T293" style:family="text">
      <style:text-properties style:font-name="Verdana" fo:font-size="9pt" style:font-size-asian="9pt" style:font-size-complex="9pt"/>
    </style:style>
    <style:style style:name="T294" style:family="text">
      <style:text-properties style:font-name="Verdana" fo:font-size="10pt"/>
    </style:style>
    <style:style style:name="T295" style:family="text">
      <style:text-properties style:font-name="Verdana" fo:font-size="9pt" fo:font-weight="bold" style:font-size-asian="9pt" style:font-size-complex="9pt"/>
    </style:style>
    <style:style style:name="T296" style:family="text">
      <style:text-properties style:font-name="Vernada1" fo:font-size="9pt" style:font-size-asian="9pt" style:font-size-complex="9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textarea-vertical-align="middle" draw:auto-grow-height="false" fo:min-height="1.385cm" fo:min-width="1.26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cfe7f5" draw:textarea-horizontal-align="justify" draw:textarea-vertical-align="middle" draw:auto-grow-height="false" fo:min-height="0.877cm" fo:min-width="2.551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48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textarea-horizontal-align="justify" draw:textarea-vertical-align="middle" draw:auto-grow-height="false" fo:min-height="0.268cm" fo:min-width="15.6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fill="solid" draw:fill-color="#cfe7f5" draw:textarea-horizontal-align="justify" draw:textarea-vertical-align="middle" draw:auto-grow-height="false" fo:min-height="0.84cm" fo:min-width="3.992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fill="solid" draw:fill-color="#cfe7f5" draw:textarea-horizontal-align="justify" draw:textarea-vertical-align="middle" draw:auto-grow-height="false" fo:min-height="0.84cm" fo:min-width="2.503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fill="solid" draw:fill-color="#cfe7f5" draw:textarea-horizontal-align="justify" draw:textarea-vertical-align="middle" draw:auto-grow-height="false" fo:min-height="0.84cm" fo:min-width="3.503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marker-start="Arrow" draw:marker-start-width="0.176cm" draw:marker-end="Arrow" draw:marker-end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="solid" draw:fill-color="#cfe7f5" draw:textarea-horizontal-align="justify" draw:textarea-vertical-align="middle" draw:auto-grow-height="false" fo:min-height="0.84cm" fo:min-width="3.457cm" draw:shadow="visible" draw:shadow-offset-x="0.199cm" draw:shadow-offset-y="0.199cm" draw:shadow-color="#b3b3b3" draw:shadow-opacity="6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">CCC<text:span text:style-name="T254">p</text:span>ivot-<text:span text:style-name="T111">How it works?</text:span></text:p>
      <text:h text:style-name="Heading_20_1" text:outline-level="1">Document revisions</text:h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54">Date</text:p>
          </table:table-cell>
          <table:table-cell table:style-name="Tableau2.A1" office:value-type="string">
            <text:p text:style-name="P54">Author</text:p>
          </table:table-cell>
          <table:table-cell table:style-name="Tableau2.A1" office:value-type="string">
            <text:p text:style-name="P54">Version</text:p>
          </table:table-cell>
          <table:table-cell table:style-name="Tableau2.D1" office:value-type="string">
            <text:p text:style-name="P55">Description/<text:span text:style-name="T268">Modifications</text:span></text:p>
          </table:table-cell>
        </table:table-row>
        <table:table-row>
          <table:table-cell table:style-name="Tableau2.A2" office:value-type="string">
            <text:p text:style-name="P56"><text:span text:style-name="T91">18</text:span><text:span text:style-name="T271">/0</text:span><text:span text:style-name="T91">4</text:span><text:span text:style-name="T271">/2020</text:span></text:p>
          </table:table-cell>
          <table:table-cell table:style-name="Tableau2.A2" office:value-type="string">
            <text:p text:style-name="P53">DUPRE Jonathan</text:p>
          </table:table-cell>
          <table:table-cell table:style-name="Tableau2.A2" office:value-type="string">
            <text:p text:style-name="P56"><text:span text:style-name="T273">1.0.</text:span><text:span text:style-name="T92">0</text:span></text:p>
          </table:table-cell>
          <table:table-cell table:style-name="Tableau2.D2" office:value-type="string">
            <text:p text:style-name="P53">Initial release</text:p>
          </table:table-cell>
        </table:table-row>
      </table:table>
      <text:h text:style-name="P57" text:outline-level="1"><text:span text:style-name="T114">S</text:span>ummary</text:h>
      <text:p text:style-name="P42"><text:span text:style-name="T16">CCCpivot is a Node.</text:span><text:span text:style-name="T20">js</text:span><text:span text:style-name="T16"> script </text:span><text:span text:style-name="T18">which when launched became a small webservice server </text:span><text:span text:style-name="T19">to </text:span><text:span text:style-name="T34">make</text:span><text:span text:style-name="T19"> a bridge between TCP network world and a serial port. </text:span><text:span text:style-name="T35">It was designed to be used </text:span><text:span text:style-name="T37">trough</text:span><text:span text:style-name="T35"> </text:span><text:span text:style-name="T84">w</text:span><text:span text:style-name="T17">eb</text:span><text:span text:style-name="T38">S</text:span><text:span text:style-name="T36">ocket</text:span><text:span text:style-name="T35">s.</text:span></text:p>
      <text:p text:style-name="P28"/>
      <text:p text:style-name="P27"><draw:line text:anchor-type="paragraph" draw:z-index="4" draw:name="Forme3" draw:style-name="gr8" draw:text-style-name="P68" svg:x1="10.246cm" svg:y1="0.321cm" svg:x2="11.749cm" svg:y2="0.321cm"><text:p/></draw:line><draw:line text:anchor-type="paragraph" draw:z-index="3" draw:name="Forme2" draw:style-name="gr8" draw:text-style-name="P68" svg:x1="4.905cm" svg:y1="0.296cm" svg:x2="6.789cm" svg:y2="0.296cm"><text:p/></draw:line><draw:custom-shape text:anchor-type="paragraph" draw:z-index="2" draw:name="Forme1" draw:style-name="gr9" draw:text-style-name="P74" svg:width="3.458cm" svg:height="0.84cm" svg:x="11.749cm" svg:y="-0.118cm"><text:p text:style-name="P73"><text:span text:style-name="T296">Serial port</text:span></text:p><text:p text:style-name="P73"><text:span text:style-name="T296">RS-232 ASCII</text:span></text:p><draw:enhanced-geometry svg:viewBox="0 0 21600 21600" draw:type="rectangle" draw:enhanced-path="M 0 0 L 21600 0 21600 21600 0 21600 0 0 Z N"/></draw:custom-shape><draw:custom-shape text:anchor-type="paragraph" draw:z-index="1" draw:name="Forme1" draw:style-name="gr9" draw:text-style-name="P70" svg:width="3.458cm" svg:height="0.84cm" svg:x="1.448cm" svg:y="-0.118cm"><text:p text:style-name="P69"><text:span text:style-name="T293">TCP connection port</text:span></text:p><text:p text:style-name="P69"><text:span text:style-name="T293">JSON messages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0" draw:name="Forme1" draw:style-name="gr9" draw:text-style-name="P70" svg:width="3.458cm" svg:height="0.84cm" svg:x="6.789cm" svg:y="-0.118cm"><text:p text:style-name="P69"><text:span text:style-name="T293">CCCpivot instance</text:span></text:p><text:p text:style-name="P69"><text:span text:style-name="T293">“</text:span><text:span text:style-name="T293">Acts as a pivot”</text:span></text:p><draw:enhanced-geometry svg:viewBox="0 0 21600 21600" draw:type="rectangle" draw:enhanced-path="M 0 0 L 21600 0 21600 21600 0 21600 0 0 Z N"/></draw:custom-shape></text:p>
      <text:p text:style-name="P6"/>
      <text:p text:style-name="P11"><text:span text:style-name="T117">When a client arrive</text:span><text:span text:style-name="T140">s</text:span><text:span text:style-name="T117"> (make</text:span><text:span text:style-name="T144">s</text:span><text:span text:style-name="T117"> a </text:span><text:span text:style-name="T138">web</text:span><text:span text:style-name="T139">socket </text:span><text:span text:style-name="T117">connection), </text:span><text:span text:style-name="T2">a</text:span><text:span text:style-name="T6">n incremented</text:span><text:span text:style-name="T2"> </text:span><text:span text:style-name="T6">c</text:span><text:span text:style-name="T2">lient number </text:span><text:span text:style-name="T6">is </text:span><text:span text:style-name="T7">affected </text:span><text:span text:style-name="T24">to him</text:span><text:span text:style-name="T6">. The client is put in the client list </text:span><text:span text:style-name="T7">and the pivot is waiting for websocket messages </text:span><text:span text:style-name="T25">from him</text:span><text:span text:style-name="T7">. </text:span><text:span text:style-name="T21">When the client close the connection, </text:span><text:span text:style-name="T22">he was removed from the list</text:span><text:span text:style-name="T21">. If </text:span><text:span text:style-name="T23">he</text:span><text:span text:style-name="T21"> reconnects </text:span><text:span text:style-name="T23">again </text:span><text:span text:style-name="T21">a new client ID is affected. </text:span><text:span text:style-name="T117">When </text:span><text:span text:style-name="T142">the client</text:span><text:span text:style-name="T117"> sends a message, </text:span><text:span text:style-name="T71">the</text:span><text:span text:style-name="T117"> message is </text:span><text:span text:style-name="T143">analyzed</text:span><text:span text:style-name="T117">, </text:span><text:span text:style-name="T137">the first character of the command is checked to distinguish if it's an internal command or a changer command.</text:span></text:p>
      <text:p text:style-name="P5"/>
      <text:p text:style-name="P14"><text:span text:style-name="T140">The usage of Node.js came from it's better to maintain continuously the serial port opened between each command. So a static server process is necessary. </text:span><text:span text:style-name="T179">I didn't fi</text:span><text:span text:style-name="T181">n</text:span><text:span text:style-name="T179">d the way to do that in PHP. Maybe </text:span><text:a xlink:type="simple" xlink:href="https://github.com/varspool/Wrench" text:style-name="Internet_20_link" text:visited-style-name="Visited_20_Internet_20_Link"><text:span text:style-name="T270">Wrench</text:span></text:a> <text:span text:style-name="T269">is a good solution.</text:span><text:span text:style-name="T179"> </text:span><text:span text:style-name="T140">Few tests had been realized </text:span><text:span text:style-name="T180">some time ago:</text:span><text:span text:style-name="T140"> </text:span><text:a xlink:type="simple" xlink:href="https://www.jonathandupre.fr/articles/24-logiciel-scripts/211-proof-of-concept-manipulation-du-jukebox-pioneer-via-le-web" text:style-name="Internet_20_link" text:visited-style-name="Visited_20_Internet_20_Link">https://www.jonathandupre.fr/articles/24-logiciel-scripts/211-proof-of-concept-manipulation-du-jukebox-pioneer-via-le-web</text:a></text:p>
      <text:h text:style-name="P58" text:outline-level="1">Messages and commands</text:h>
      <text:p text:style-name="P30"><text:span text:style-name="T117">Messages (asks and replies) are </text:span><text:span text:style-name="T158">simple </text:span><text:span text:style-name="T117">JSON </text:span><text:span text:style-name="T147">formatted-</text:span><text:span text:style-name="T161">text </text:span><text:span text:style-name="T183">objects </text:span><text:span text:style-name="T146">in both ways </text:span><text:span text:style-name="T149">(client-server)</text:span><text:span text:style-name="T117">. </text:span><text:span text:style-name="T148">A message is an encapsulation </text:span><text:span text:style-name="T231">(envelope) </text:span><text:span text:style-name="T148">to pass commands </text:span><text:span text:style-name="T231">(letter) </text:span><text:span text:style-name="T148">to the pivot script or the </text:span><text:span text:style-name="T232">Pioneer</text:span><text:span text:style-name="T148"> autochanger. </text:span><text:span text:style-name="T145">The </text:span><text:span text:style-name="T148">'</text:span><text:span text:style-name="T145">command set</text:span><text:span text:style-name="T148">'</text:span><text:span text:style-name="T145"> is described in the ccc</text:span><text:span text:style-name="T216">P</text:span><text:span text:style-name="T145">ivotCommands.ods document.</text:span></text:p>
      <text:p text:style-name="P31"><text:span text:style-name="T145">A </text:span><text:span text:style-name="T117">message is composed </text:span><text:span text:style-name="T162">with at</text:span><text:span text:style-name="T117"> least one command </text:span><text:span text:style-name="T209">(and can be completed by</text:span><text:span text:style-name="T147"> a</text:span><text:span text:style-name="T154">n</text:span><text:span text:style-name="T147"> </text:span><text:span text:style-name="T153">optional</text:span><text:span text:style-name="T151"> </text:span><text:span text:style-name="T147">flag</text:span><text:span text:style-name="T209">)</text:span><text:span text:style-name="T147">.<text:line-break/></text:span><text:span text:style-name="T170">Two</text:span><text:span text:style-name="T157"> examples:</text:span></text:p>
      <text:p text:style-name="Text_20_body"><text:span text:style-name="T117">Message 1: {</text:span><text:span text:style-name="T240">com:’/CONN’</text:span>} <text:span text:style-name="T272">(Returns the current connection client ID.)</text:span></text:p>
      <text:p text:style-name="Text_20_body"><text:span text:style-name="T117">Reply: {</text:span><text:span text:style-name="T240">com:’/CONN’</text:span>,<text:span text:style-name="T249">res:12</text:span><text:span text:style-name="T281">,</text:span><text:span text:style-name="T287">"err":0</text:span><text:span text:style-name="T281">}</text:span></text:p>
      <text:p text:style-name="P32"><text:span text:style-name="T157">Message 2: {</text:span><text:span text:style-name="T244">com:’</text:span><text:span text:style-name="T242">1PS</text:span><text:span text:style-name="T243">1ZS</text:span><text:span text:style-name="T244">’</text:span><text:span text:style-name="T157">,</text:span><text:span text:style-name="T256">flag:1</text:span><text:span text:style-name="T157">} </text:span><text:span text:style-name="T274">(Ask the jukebox to load the </text:span><text:span text:style-name="T93">CD number 001 </text:span><text:span text:style-name="T94">on player 1.</text:span><text:span text:style-name="T93">)</text:span></text:p>
      <text:p text:style-name="P43"><text:span text:style-name="T117">Reply:{</text:span><text:span text:style-name="T241">com:’</text:span><text:span text:style-name="T242">1PS</text:span><text:span text:style-name="T243">1ZS</text:span><text:span text:style-name="T241">’</text:span><text:span text:style-name="T117">,</text:span><text:span text:style-name="T250">res:'1PSR'</text:span><text:span text:style-name="T159">,</text:span><text:span text:style-name="T256">flag:1</text:span><text:span text:style-name="T282">,</text:span><text:span text:style-name="T290">"err":0</text:span><text:span text:style-name="T117">}</text:span></text:p>
      <text:p text:style-name="P41"><text:span text:style-name="T182">The communication </text:span><text:span text:style-name="T59">can be</text:span><text:span text:style-name="T182"> </text:span><text:span text:style-name="T210">a</text:span><text:span text:style-name="T182">synchronous </text:span><text:span text:style-name="T59">so</text:span><text:span text:style-name="T182"> it was decided that the CCC</text:span><text:span text:style-name="T72">p</text:span><text:span text:style-name="T182">ivot </text:span><text:span text:style-name="T164">returns also</text:span><text:span text:style-name="T182"> the </text:span><text:span text:style-name="T246">original </text:span><text:span text:style-name="T245">com</text:span><text:span text:style-name="T246">mand string </text:span><text:span text:style-name="T253">along </text:span><text:span text:style-name="T251">every</text:span><text:span text:style-name="T253"> </text:span><text:span text:style-name="T252">res</text:span><text:span text:style-name="T253">ponse</text:span><text:span text:style-name="T182">. It will generate more network </text:span><text:span text:style-name="T160">traffic</text:span><text:span text:style-name="T182"> but the communication will be stronger. The client application is more easy to design with this scheme.</text:span></text:p>
      <text:p text:style-name="P46"><text:soft-page-break/><text:span text:style-name="T257">T</text:span><text:span text:style-name="T258">he flag</text:span><text:span text:style-name="T211"> is never used inside the </text:span><text:span text:style-name="T60">p</text:span><text:span text:style-name="T211">ivot script and can be empty </text:span><text:span text:style-name="T151">(</text:span><text:span text:style-name="T211">not used at all</text:span><text:span text:style-name="T151">)</text:span><text:span text:style-name="T211">. </text:span><text:span text:style-name="T151">The value is just </text:span><text:span text:style-name="T155">transported as-is </text:span><text:span text:style-name="T151">like a hatch </text:span><text:span text:style-name="T152">between the ask and the reply </text:span><text:span text:style-name="T163">(loop)</text:span><text:span text:style-name="T151">. </text:span><text:span text:style-name="T83">I</text:span><text:span text:style-name="T211">t just helps the client to </text:span><text:span text:style-name="T151">better </text:span><text:span text:style-name="T211">sort </text:span><text:span text:style-name="T156">and dispatch</text:span><text:span text:style-name="T211"> </text:span><text:span text:style-name="T151">replies by designating this little flag along with the command.</text:span></text:p>
      <text:p text:style-name="P48"><text:span text:style-name="T151">N</text:span><text:span text:style-name="T184">ot</text:span><text:span text:style-name="T185">ice</text:span><text:span text:style-name="T184">: You don’t have to </text:span><text:span text:style-name="T40">suffix</text:span><text:span text:style-name="T184"> each autochanger command </text:span><text:span text:style-name="T185">by </text:span><text:span text:style-name="T184">the CR char</text:span><text:span text:style-name="T212">acter</text:span><text:span text:style-name="T184"> ‘\</text:span><text:span text:style-name="T73">r</text:span><text:span text:style-name="T184">’ at the end. CCCpivot </text:span><text:span text:style-name="T39">do</text:span><text:span text:style-name="T61">es</text:span><text:span text:style-name="T39"> it for you</text:span><text:span text:style-name="T184">. </text:span></text:p>
      <text:p text:style-name="P48"><text:span text:style-name="T213">Bad:</text:span><text:span text:style-name="T157">{</text:span><text:span text:style-name="T244">com:’</text:span><text:span text:style-name="T242">1PS</text:span><text:span text:style-name="T243">1ZS</text:span><text:span text:style-name="T248">\r</text:span><text:span text:style-name="T244">’</text:span><text:span text:style-name="T157">,</text:span><text:span text:style-name="T256">flag:1</text:span><text:span text:style-name="T157">} </text:span></text:p>
      <text:p text:style-name="P48"><text:span text:style-name="T213">Good:</text:span><text:span text:style-name="T157">{</text:span><text:span text:style-name="T244">com:’</text:span><text:span text:style-name="T242">1PS</text:span><text:span text:style-name="T243">1ZS</text:span><text:span text:style-name="T244">’</text:span><text:span text:style-name="T157">,</text:span><text:span text:style-name="T256">flag:1</text:span><text:span text:style-name="T157">}</text:span></text:p>
      <text:p text:style-name="P66"><text:span text:style-name="T195">N</text:span><text:span text:style-name="T196">ote: The pivot always answer </text:span><text:span text:style-name="T30">after an issued </text:span><text:span text:style-name="T196">command. The pivot never sends messages to client</text:span><text:span text:style-name="T197">s</text:span><text:span text:style-name="T196"> by itself </text:span><text:span text:style-name="T203">(</text:span><text:span text:style-name="T204">like </text:span><text:span text:style-name="T203">broadcast</text:span><text:span text:style-name="T204">ing events to all clients</text:span><text:span text:style-name="T203">)</text:span><text:span text:style-name="T196">.</text:span></text:p>
      <text:h text:style-name="Heading_20_1" text:outline-level="1"><text:span text:style-name="T150">D</text:span><text:span text:style-name="T117">istinction </text:span><text:span text:style-name="T150">between internal and changer commands</text:span></text:h>
      <text:p text:style-name="P2"><text:span text:style-name="T108">Commands</text:span> can be separated in two <text:span text:style-name="T113">types</text:span>:</text:p>
      <text:p text:style-name="P2"/>
      <text:list xml:id="list1836783639" text:style-name="L1">
        <text:list-item>
          <text:p text:style-name="P60">Internal commands <text:span text:style-name="T112">like '</text:span><text:span text:style-name="T262">/</text:span><text:span text:style-name="T112">HOST' or '</text:span><text:span text:style-name="T262">/</text:span><text:span text:style-name="T112">LPID'.</text:span></text:p>
        </text:list-item>
        <text:list-item>
          <text:p text:style-name="P60"><text:span text:style-name="T108">Changer</text:span> <text:span text:style-name="T275">(external) </text:span>commands <text:span text:style-name="T108">like </text:span>'1PS?J' <text:span text:style-name="T112">or '2PSPL'.</text:span></text:p>
        </text:list-item>
      </text:list>
      <text:p text:style-name="P2"/>
      <text:p text:style-name="P18"><text:span text:style-name="T217">The pivot script checks t</text:span><text:span text:style-name="T218">he first character </text:span><text:span text:style-name="T217">of the command to distinguish them. If a '/' is found, the command is </text:span><text:span text:style-name="T74">interpreted</text:span><text:span text:style-name="T217"> as internal type. Otherwise it's </text:span><text:span text:style-name="T219">considere</text:span><text:span text:style-name="T220">d</text:span><text:span text:style-name="T219"> as </text:span><text:span text:style-name="T217">a changer command type by default.</text:span></text:p>
      <text:p text:style-name="P3"/>
      <text:p text:style-name="P19"><text:span text:style-name="T117">Internal commands </text:span><text:span text:style-name="T142">helps for debug and sends information for any application which want to use </text:span><text:span text:style-name="T75">the</text:span><text:span text:style-name="T142"> changer without the database (like </text:span><text:span text:style-name="T76">CCC</text:span><text:span text:style-name="T221">tester &amp; </text:span><text:span text:style-name="T76">CCC</text:span><text:span text:style-name="T142">controller). These commands </text:span><text:span text:style-name="T117">does</text:span><text:span text:style-name="T137">n't</text:span><text:span text:style-name="T117"> </text:span><text:span text:style-name="T137">h</text:span><text:span text:style-name="T117">ave to communicate with the jukebox </text:span><text:span text:style-name="T137">on the serial port, so they can be answered with a shortcut path very quickly.</text:span></text:p>
      <text:p text:style-name="P1"/>
      <text:p text:style-name="P12"><text:span text:style-name="T26">C</text:span><text:span text:style-name="T15">hanger</text:span><text:span text:style-name="T117"> commands </text:span><text:span text:style-name="T136">(obviously) </text:span><text:span text:style-name="T137">have to communicate with the jukebox on the serial port. The changer can be controlled by many clients. But the serial port can be </text:span><text:span text:style-name="T141">acceded</text:span><text:span text:style-name="T137"> by only one client at a time. </text:span><text:span text:style-name="T148">This pivot</text:span><text:span text:style-name="T137"> is here to manage this.</text:span></text:p>
      <text:p text:style-name="P4"/>
      <text:p text:style-name="P13"><text:span text:style-name="T222">Note: </text:span><text:span text:style-name="T137">D</text:span><text:span text:style-name="T117">on’t mix internal and external commands in the same message.</text:span></text:p>
      <text:h text:style-name="Heading_20_1" text:outline-level="1">Error handling</text:h>
      <text:p text:style-name="P22"><text:span text:style-name="T95">The pivot script </text:span><text:span text:style-name="T96">always returns an error code number (integer) </text:span><text:span text:style-name="T288">“</text:span><text:span text:style-name="T289">err”</text:span><text:span text:style-name="T98"> </text:span><text:span text:style-name="T96">along the </text:span><text:span text:style-name="T97">response</text:span><text:span text:style-name="T96">. This value informs you if the </text:span><text:span text:style-name="T97">pivot script </text:span><text:span text:style-name="T99">has </text:span><text:span text:style-name="T97">encounter</text:span><text:span text:style-name="T105">ed</text:span><text:span text:style-name="T97"> a problem </text:span><text:span text:style-name="T100">and </text:span><text:span text:style-name="T104">can </text:span><text:span text:style-name="T100">give states</text:span><text:span text:style-name="T96">. </text:span><text:span text:style-name="T101">Like timeouts, serial ports lost, etc… </text:span><text:span text:style-name="T96">Default </text:span><text:span text:style-name="T102">value </text:span><text:span text:style-name="T96">is 0 (</text:span><text:span text:style-name="T97">mean</text:span><text:span text:style-name="T103">ing</text:span><text:span text:style-name="T97"> </text:span><text:span text:style-name="T96">no error). </text:span><text:span text:style-name="T235">Error codes are</text:span><text:span text:style-name="T236"> described in the ccc</text:span><text:span text:style-name="T237">P</text:span><text:span text:style-name="T236">ivotCommands.ods document.</text:span></text:p>
      <text:p text:style-name="P10"/>
      <text:p text:style-name="P23"><text:span text:style-name="T198">N</text:span><text:span text:style-name="T199">ote: The pivot script does not </text:span><text:span text:style-name="T33">control</text:span><text:span text:style-name="T199">/</text:span><text:span text:style-name="T200">validate</text:span><text:span text:style-name="T199"> </text:span><text:span text:style-name="T202">the </text:span><text:span text:style-name="T199">Pioneer autochanger commands. </text:span><text:span text:style-name="T32">R</text:span><text:span text:style-name="T199">eceived commands </text:span><text:span text:style-name="T201">are written </text:span><text:span text:style-name="T199">as-is on the serial port.</text:span></text:p>
      <text:h text:style-name="Heading_20_1" text:outline-level="1">How resolve multiple client accessing the serial port?</text:h>
      <text:p text:style-name="P7">With a <text:span text:style-name="T239">FIFO type </text:span>queue. When a <text:span text:style-name="T115">message arrives from a client, if the message contains a changer command, the message was added </text:span>to the queue. <text:span text:style-name="T116">The queue is executed when a command arrives until the queue is empty.</text:span></text:p>
      <text:p text:style-name="P1"><text:soft-page-break/></text:p>
      <text:p text:style-name="P15"><text:span text:style-name="T214">So the client may have to wait </text:span><text:span text:style-name="T215">some </text:span><text:span text:style-name="T62">time</text:span><text:span text:style-name="T215"> </text:span><text:span text:style-name="T214">before the jukebox is available for him:</text:span></text:p>
      <text:list xml:id="list737575576" text:style-name="L2">
        <text:list-item>
          <text:p text:style-name="P62"><text:span text:style-name="T123">that </text:span><text:span text:style-name="T124">another client </text:span><text:span text:style-name="T3">command terminates</text:span><text:span text:style-name="T27">.</text:span></text:p>
        </text:list-item>
        <text:list-item>
          <text:p text:style-name="P61"><text:span text:style-name="T110">if the client already sends </text:span><text:span text:style-name="T277">messages</text:span><text:span text:style-name="T110"> before, </text:span>waiting that his previous commands <text:span text:style-name="T110">was replied.</text:span></text:p>
        </text:list-item>
      </text:list>
      <text:p text:style-name="P8"/>
      <text:h text:style-name="Heading_20_1" text:outline-level="1">Multiple clients limitations</text:h>
      <text:p text:style-name="P63"><text:span text:style-name="T63">Obviously normally </text:span><text:span text:style-name="T186">only one client should access the same </text:span><text:span text:style-name="T81">autochanger</text:span><text:span text:style-name="T186"> at a time. More clients means more </text:span><text:span text:style-name="T233">performance </text:span><text:span text:style-name="T41">difficulties for the </text:span><text:span text:style-name="T81">autochanger</text:span><text:span text:style-name="T41"> to be available </text:span><text:span text:style-name="T64">for </text:span><text:span text:style-name="T77">everyone</text:span><text:span text:style-name="T64"> </text:span><text:span text:style-name="T42">due to low </text:span><text:span text:style-name="T41">serial speed </text:span><text:span text:style-name="T42">rate </text:span><text:span text:style-name="T81">(4800/9600 bauds) </text:span><text:span text:style-name="T90">and </text:span><text:bookmark text:name="tw-target-text"/><text:span text:style-name="T90">cacophony</text:span><text:span text:style-name="T41">. </text:span><text:span text:style-name="T82">Pioneer changers can take </text:span><text:span text:style-name="T85">around </text:span><text:span text:style-name="T82">1</text:span><text:span text:style-name="T88">5ms</text:span><text:span text:style-name="T82"> to 65ms to respond to each request command </text:span><text:span text:style-name="T86">on the serial port</text:span><text:span text:style-name="T82">. </text:span><text:span text:style-name="T87">Serial </text:span><text:span text:style-name="T88">duration</text:span><text:span text:style-name="T87"> can be followed in the log </text:span><text:span text:style-name="T31">when DEBUG mode is enabled</text:span><text:span text:style-name="T87">.</text:span></text:p>
      <text:p text:style-name="P21"/>
      <text:p text:style-name="P20">debug [Sat Apr 18 2020 18:05:47 GMT+0200 (GMT+02:00)] <text:s/>Executing 1PS?J...</text:p>
      <text:p text:style-name="P20">debug [Sat Apr 18 2020 18:05:47 GMT+0200 (GMT+02:00)] <text:s/>Read from serial: 1PSR <text:span text:style-name="T291">in 28ms</text:span></text:p>
      <text:p text:style-name="P20">debug [Sat Apr 18 2020 18:05:47 GMT+0200 (GMT+02:00)] <text:s/>Replied to client 1 about 1PS?J: 1PSR</text:p>
      <text:p text:style-name="P20">debug [Sat Apr 18 2020 18:05:47 GMT+0200 (GMT+02:00)] <text:s/>Executing 2PS?J...</text:p>
      <text:p text:style-name="P20">debug [Sat Apr 18 2020 18:05:47 GMT+0200 (GMT+02:00)] <text:s/>Read from serial: 2PSR <text:span text:style-name="T291">in 28ms</text:span></text:p>
      <text:p text:style-name="P20">debug [Sat Apr 18 2020 18:05:47 GMT+0200 (GMT+02:00)] <text:s/>Replied to client 1 about 2PS?J: 2PSR</text:p>
      <text:p text:style-name="P20">debug [Sat Apr 18 2020 18:05:47 GMT+0200 (GMT+02:00)] <text:s/>Executing 1PS?P...</text:p>
      <text:p text:style-name="P20">debug [Sat Apr 18 2020 18:05:47 GMT+0200 (GMT+02:00)] <text:s/>Read from serial: 1PSP01 <text:span text:style-name="T291">in 35ms</text:span></text:p>
      <text:p text:style-name="P20">debug [Sat Apr 18 2020 18:05:47 GMT+0200 (GMT+02:00)] <text:s/>Replied to client 1 about 1PS?P: 1PSP01</text:p>
      <text:p text:style-name="P20">debug [Sat Apr 18 2020 18:05:47 GMT+0200 (GMT+02:00)] <text:s/>Executing 2PS?P...</text:p>
      <text:p text:style-name="P20">debug [Sat Apr 18 2020 18:05:47 GMT+0200 (GMT+02:00)] <text:s/>Read from serial: 2PSP01 <text:span text:style-name="T291">in 35ms</text:span></text:p>
      <text:p text:style-name="P20">debug [Sat Apr 18 2020 18:05:47 GMT+0200 (GMT+02:00)] <text:s/>Replied to client 1 about 2PS?P: 2PSP01</text:p>
      <text:p text:style-name="P20">debug [Sat Apr 18 2020 18:05:47 GMT+0200 (GMT+02:00)] <text:s/>Executing 1PS?Z...</text:p>
      <text:p text:style-name="P20">debug [Sat Apr 18 2020 18:05:47 GMT+0200 (GMT+02:00)] <text:s/>Read from serial: 1PS300 <text:span text:style-name="T291">in 15ms</text:span></text:p>
      <text:p text:style-name="P20">debug [Sat Apr 18 2020 18:05:47 GMT+0200 (GMT+02:00)] <text:s/>Replied to client 1 about 1PS?Z: 1PS300</text:p>
      <text:p text:style-name="P20">debug [Sat Apr 18 2020 18:05:47 GMT+0200 (GMT+02:00)] <text:s/>Executing 2PS?Z...</text:p>
      <text:p text:style-name="P20">debug [Sat Apr 18 2020 18:05:47 GMT+0200 (GMT+02:00)] <text:s/>Read from serial: 2PS045 <text:span text:style-name="T291">in 15ms</text:span></text:p>
      <text:p text:style-name="P20">debug [Sat Apr 18 2020 18:05:47 GMT+0200 (GMT+02:00)] <text:s/>Replied to client 1 about 2PS?Z: 2PS045</text:p>
      <text:p text:style-name="P20">debug [Sat Apr 18 2020 18:05:47 GMT+0200 (GMT+02:00)] <text:s/>Executing 1PS?A...</text:p>
      <text:p text:style-name="P20">debug [Sat Apr 18 2020 18:05:47 GMT+0200 (GMT+02:00)] <text:s/>Read from serial: 1PSXXXXXXXXXX <text:span text:style-name="T291">in 59ms</text:span></text:p>
      <text:p text:style-name="P20">debug [Sat Apr 18 2020 18:05:47 GMT+0200 (GMT+02:00)] <text:s/>Replied to client 1 about 1PS?A: 1PSXXXXXXXXXX</text:p>
      <text:p text:style-name="P20">debug [Sat Apr 18 2020 18:05:47 GMT+0200 (GMT+02:00)] <text:s/>Executing 2PS?A...</text:p>
      <text:p text:style-name="P20">debug [Sat Apr 18 2020 18:05:47 GMT+0200 (GMT+02:00)] <text:s/>Read from serial: 2PSXXXXXXXXXX <text:span text:style-name="T291">in 60ms</text:span></text:p>
      <text:p text:style-name="P20">debug [Sat Apr 18 2020 18:05:47 GMT+0200 (GMT+02:00)] <text:s/>Replied to client 1 about 2PS?A: 2PSXXXXXXXXXX</text:p>
      <text:h text:style-name="P59" text:outline-level="1">Command prioritization</text:h>
      <text:p text:style-name="P51"><text:span text:style-name="T192">L</text:span><text:span text:style-name="T193">ike explained before, the system use a </text:span><text:span text:style-name="T223">classic </text:span><text:span text:style-name="T193">FIFO</text:span><text:span text:style-name="T223"> </text:span><text:span text:style-name="T193">queue, so received commands are basically executed in received order, this is the default behavior. The last message (</text:span><text:span text:style-name="T44">and </text:span><text:span text:style-name="T193">commands) was added </text:span><text:span text:style-name="T194">at the end</text:span><text:span text:style-name="T193"> of the queue.</text:span></text:p>
      <text:p text:style-name="P35"><draw:custom-shape text:anchor-type="paragraph" draw:z-index="8" draw:name="Forme1_5" draw:style-name="gr7" draw:text-style-name="P70" svg:width="3.504cm" svg:height="0.84cm" svg:x="1.785cm" svg:y="0.295cm"><text:p text:style-name="P69"><text:span text:style-name="T293">New message ! (5)</text:span></text:p><text:p text:style-name="P69"><text:span text:style-name="T293">{com:1PSPL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5"><draw:custom-shape text:anchor-type="paragraph" draw:z-index="14" draw:name="Forme7" draw:style-name="gr1" draw:text-style-name="P68" svg:width="1.264cm" svg:height="1.368cm" draw:transform="rotate (-1.54932877699537) translate (4.33563888888889cm 0.262819444444444cm)"><text:p/><draw:enhanced-geometry svg:viewBox="0 0 21600 21600" draw:mirror-horizontal="tru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6"><draw:custom-shape text:anchor-type="paragraph" draw:z-index="5" draw:name="Forme1_1" draw:style-name="gr6" draw:text-style-name="P70" svg:width="2.504cm" svg:height="0.84cm" svg:x="13.885cm" svg:y="0.026cm"><text:p text:style-name="P69"><text:span text:style-name="T293">Message 1</text:span></text:p><text:p text:style-name="P69"><text:span text:style-name="T293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6" draw:name="Forme1_0" draw:style-name="gr6" draw:text-style-name="P70" svg:width="2.504cm" svg:height="0.84cm" svg:x="10.933cm" svg:y="0.021cm"><text:p text:style-name="P69"><text:span text:style-name="T293">Message 2</text:span></text:p><text:p text:style-name="P69"><text:span text:style-name="T293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7" draw:name="Forme1_3" draw:style-name="gr6" draw:text-style-name="P70" svg:width="2.504cm" svg:height="0.84cm" svg:x="5.002cm" svg:y="0.011cm"><text:p text:style-name="P69"><text:span text:style-name="T293">Message 4</text:span></text:p><text:p text:style-name="P69"><text:span text:style-name="T293">{com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3" draw:name="Forme1_4" draw:style-name="gr2" draw:text-style-name="P70" svg:width="2.551cm" svg:height="0.877cm" svg:x="7.938cm" svg:y="0.007cm"><text:p text:style-name="P69"><text:span text:style-name="T293">Message 3</text:span></text:p><text:p text:style-name="P69"><text:span text:style-name="T293">{com:1PS?Z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6"/>
      <text:p text:style-name="P36"><draw:custom-shape text:anchor-type="paragraph" draw:z-index="9" draw:name="Forme4" draw:style-name="gr4" draw:text-style-name="P72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10" draw:name="Forme5" draw:style-name="gr3" draw:text-style-name="P71" svg:width="1.303cm" svg:height="0.489cm" svg:x="0.554cm" svg:y="-0.235cm"><draw:text-box><text:p><text:span text:style-name="T294">End</text:span></text:p></draw:text-box></draw:frame><draw:frame text:anchor-type="paragraph" draw:z-index="11" draw:name="Forme5_0" draw:style-name="gr3" draw:text-style-name="P71" svg:width="1.303cm" svg:height="0.489cm" svg:x="15.672cm" svg:y="-0.235cm"><draw:text-box><text:p><text:span text:style-name="T294">Front</text:span></text:p></draw:text-box></draw:frame><draw:frame text:anchor-type="paragraph" draw:z-index="12" draw:name="Forme6" draw:style-name="gr3" draw:text-style-name="P71" svg:width="2.906cm" svg:height="0.489cm" svg:x="7.338cm" svg:y="-0.235cm"><draw:text-box><text:p><text:span text:style-name="T294">Queue/Time</text:span></text:p></draw:text-box></draw:frame></text:p>
      <text:p text:style-name="P35"/>
      <text:p text:style-name="P44"><text:span text:style-name="T193">In some cases clients had to pass an urgent command to the changer. All jukebox manipulation applications collects continuously the status of the </text:span><text:span text:style-name="T78">j</text:span><text:span text:style-name="T193">ukebox </text:span><text:span text:style-name="T208">players </text:span><text:span text:style-name="T193">with </text:span><text:span text:style-name="T206">requests commands</text:span><text:span text:style-name="T193"> like ?T, ?</text:span><text:span text:style-name="T207">Z, </text:span><text:span text:style-name="T193">?J, ?A, etc. with a timer object every n milliseconds </text:span><text:span text:style-name="T205">to update the display (elapsed time by example)</text:span><text:span text:style-name="T193">. </text:span><text:span text:style-name="T205">It can happen that </text:span><text:span text:style-name="T46">execution</text:span><text:span text:style-name="T206"> </text:span><text:span text:style-name="T46">commands</text:span><text:span text:style-name="T44"> (PL, PA, VL, SP, etc) </text:span><text:span text:style-name="T65">initiated</text:span><text:span text:style-name="T45"> by the operator </text:span><text:span text:style-name="T65">inte</text:span><text:span text:style-name="T78">r</text:span><text:span text:style-name="T65">face</text:span><text:span text:style-name="T44"> ca</text:span><text:span text:style-name="T45">n be executed after </text:span><text:span text:style-name="T48">previously </text:span><text:span text:style-name="T45">sends </text:span><text:span text:style-name="T47">requests commands</text:span><text:span text:style-name="T45"> (by the status collection timer). </text:span><text:span text:style-name="T49">But o</text:span><text:span text:style-name="T45">perators actions had to be executed without delay as fast as possible.</text:span></text:p>
      <text:p text:style-name="P45"><text:span text:style-name="T45">So the solution was to </text:span><text:span text:style-name="T51">send a “</text:span><text:span text:style-name="T50">prioritiz</text:span><text:span text:style-name="T49">e</text:span><text:span text:style-name="T51">d” </text:span><text:span text:style-name="T65">message</text:span><text:span text:style-name="T45">. In this case the pivot script will </text:span><text:span text:style-name="T66">ad</text:span><text:span text:style-name="T45">d </text:span><text:span text:style-name="T67">this</text:span><text:span text:style-name="T45"> message </text:span><text:span text:style-name="T29">at the front</text:span><text:span text:style-name="T45"> of the queue </text:span><text:span text:style-name="T52">before all </text:span><text:span text:style-name="T68">previously </text:span><text:span text:style-name="T69">send</text:span><text:span text:style-name="T52"> messages</text:span><text:span text:style-name="T45">.</text:span></text:p>
      <text:p text:style-name="P17"><draw:custom-shape text:anchor-type="paragraph" draw:z-index="18" draw:name="Forme1_8" draw:style-name="gr5" draw:text-style-name="P70" svg:width="3.992cm" svg:height="0.84cm" svg:x="12.665cm" svg:y="0.342cm"><text:p text:style-name="P69"><text:span text:style-name="T293">New message ! (1)</text:span></text:p><text:p text:style-name="P69"><text:span text:style-name="T293">{com:1PSPL</text:span><text:span text:style-name="T295">;pri:1</text:span><text:span text:style-name="T293">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7"/>
      <text:p text:style-name="P37"><draw:custom-shape text:anchor-type="paragraph" draw:z-index="24" draw:name="Forme7_0" draw:style-name="gr1" draw:text-style-name="P68" svg:width="1.264cm" svg:height="1.384cm" draw:transform="rotate (-1.54723438189297) translate (15.3881666666667cm 0.0987777777777778cm)"><text:p/><draw:enhanced-geometry svg:viewBox="0 0 21600 21600" draw:mirror-horizontal="false" draw:mirror-vertical="false" draw:text-areas="0 0 21600 21600" draw:type="circular-arrow" draw:modifiers="-110.85801518432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</text:p>
      <text:p text:style-name="P37"><draw:custom-shape text:anchor-type="paragraph" draw:z-index="15" draw:name="Forme1_2" draw:style-name="gr6" draw:text-style-name="P70" svg:width="2.504cm" svg:height="0.84cm" svg:x="10.283cm" svg:y="0.004cm"><text:p text:style-name="P69"><text:span text:style-name="T293">Message 2</text:span></text:p><text:p text:style-name="P69"><text:span text:style-name="T293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Forme1_6" draw:style-name="gr6" draw:text-style-name="P70" svg:width="2.504cm" svg:height="0.84cm" svg:x="7.331cm" svg:y="-0.002cm"><text:p text:style-name="P69"><text:span text:style-name="T293">Message 3</text:span></text:p><text:p text:style-name="P69"><text:span text:style-name="T293">{com:1PS?A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7" draw:name="Forme1_7" draw:style-name="gr6" draw:text-style-name="P70" svg:width="2.504cm" svg:height="0.84cm" svg:x="1.401cm" svg:y="-0.012cm"><text:p text:style-name="P69"><text:span text:style-name="T293">Message 5</text:span></text:p><text:p text:style-name="P69"><text:span text:style-name="T293">{com:2PS?Z}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23" draw:name="Forme1_9" draw:style-name="gr2" draw:text-style-name="P70" svg:width="2.551cm" svg:height="0.877cm" svg:x="4.336cm" svg:y="-0.016cm"><text:p text:style-name="P69"><text:span text:style-name="T293">Message 4</text:span></text:p><text:p text:style-name="P69"><text:span text:style-name="T293">{com:1PS?Z}</text:span></text:p><draw:enhanced-geometry svg:viewBox="0 0 21600 21600" draw:mirror-horizontal="false" draw:mirror-vertical="false" draw:type="rectangle" draw:enhanced-path="M 0 0 L 21600 0 21600 21600 0 21600 0 0 Z N"/></draw:custom-shape></text:p>
      <text:p text:style-name="P37"/>
      <text:p text:style-name="P37"><draw:custom-shape text:anchor-type="paragraph" draw:z-index="19" draw:name="Forme4_0" draw:style-name="gr4" draw:text-style-name="P72" svg:width="15.955cm" svg:height="0.489cm" svg:x="0.554cm" svg:y="0.254cm"><text:p/><draw:enhanced-geometry svg:viewBox="0 0 21600 21600" draw:text-areas="0 ?f0 ?f5 ?f2" draw:type="right-arrow" draw:modifiers="20848.5305199699 4894.96402877698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frame text:anchor-type="paragraph" draw:z-index="20" draw:name="Forme5_1" draw:style-name="gr3" draw:text-style-name="P71" svg:width="1.303cm" svg:height="0.489cm" svg:x="0.554cm" svg:y="-0.235cm"><draw:text-box><text:p><text:span text:style-name="T294">End</text:span></text:p></draw:text-box></draw:frame><draw:frame text:anchor-type="paragraph" draw:z-index="21" draw:name="Forme5_2" draw:style-name="gr3" draw:text-style-name="P71" svg:width="1.303cm" svg:height="0.489cm" svg:x="15.672cm" svg:y="-0.235cm"><draw:text-box><text:p><text:span text:style-name="T294">Front</text:span></text:p></draw:text-box></draw:frame><draw:frame text:anchor-type="paragraph" draw:z-index="22" draw:name="Forme6_0" draw:style-name="gr3" draw:text-style-name="P71" svg:width="2.906cm" svg:height="0.489cm" svg:x="7.338cm" svg:y="-0.235cm"><draw:text-box><text:p><text:span text:style-name="T294">Queue/Time</text:span></text:p></draw:text-box></draw:frame></text:p>
      <text:p text:style-name="P29"/>
      <text:p text:style-name="P47"><text:span text:style-name="T53">N</text:span><text:span text:style-name="T54">o</text:span><text:span text:style-name="T70">tes:</text:span></text:p>
      <text:list xml:id="list732573887" text:style-name="L3">
        <text:list-item>
          <text:p text:style-name="P64"><text:span text:style-name="T45">T</text:span><text:span text:style-name="T53">he value of the “pri” key can be anything. The script will just inspect if the “pri” key is present to distinguish a prioritized message.</text:span></text:p>
        </text:list-item>
        <text:list-item>
          <text:p text:style-name="P65"><text:span text:style-name="T70">U</text:span><text:span text:style-name="T54">se this only for </text:span><text:span text:style-name="T46">execution commands. </text:span><text:span text:style-name="T55">Because of course, this feature can be diverted by a client to </text:span><text:span text:style-name="T56">always </text:span><text:span text:style-name="T55">had the priority </text:span><text:span text:style-name="T56">over</text:span><text:span text:style-name="T55"> others. </text:span><text:span text:style-name="T57">There is no regulation rules here </text:span><text:span text:style-name="T58">between clients</text:span><text:span text:style-name="T57">.</text:span></text:p>
        </text:list-item>
      </text:list>
      <text:h text:style-name="Heading_20_1" text:outline-level="1"><text:soft-page-break/><text:span text:style-name="T278">S</text:span>end multiple commands?</text:h>
      <text:p text:style-name="P16"><text:span text:style-name="T43">It’s not possible</text:span><text:span text:style-name="T188"> for internal commands. Each internal command had to to be separated in a different message. But for autochanger </text:span><text:span text:style-name="T117">commands, </text:span><text:span text:style-name="T189">yes, they </text:span><text:span text:style-name="T117">can be sent to the jukebox in one row. Separate </text:span><text:span text:style-name="T148">them</text:span><text:span text:style-name="T117"> with ";" </text:span><text:span text:style-name="T187">(semicolon) </text:span><text:span text:style-name="T188">character. </text:span><text:span text:style-name="T230">The software</text:span><text:span text:style-name="T143"> will send the response for each command in separated messages with the individual result </text:span><text:span text:style-name="T230">(as fast as possible principle)</text:span><text:span text:style-name="T143">.</text:span></text:p>
      <text:p text:style-name="P9"/>
      <text:p text:style-name="P50"><text:span text:style-name="T80">Unique</text:span><text:span text:style-name="T228"> </text:span><text:span text:style-name="T229">send m</text:span><text:span text:style-name="T117">essage: {</text:span><text:span text:style-name="T241">“</text:span><text:span text:style-name="T240">com”:”</text:span><text:span text:style-name="T247">1PS?J;1PS?P”</text:span><text:span text:style-name="T259">,”</text:span><text:span text:style-name="T260">flag”:2</text:span><text:span text:style-name="T286">}</text:span></text:p>
      <text:p text:style-name="P38">Reply <text:span text:style-name="T279">1</text:span>: {<text:span text:style-name="T240">“com”:”1PS?J”</text:span>,<text:span text:style-name="T249">“res”:“1PSR”</text:span><text:span text:style-name="T255">,”</text:span><text:span text:style-name="T261">flag”:2</text:span><text:span text:style-name="T283">,"err":</text:span><text:span text:style-name="T285">0</text:span><text:span text:style-name="T284">}</text:span></text:p>
      <text:p text:style-name="P38">Reply <text:span text:style-name="T279">2</text:span>: {<text:span text:style-name="T240">“com”:”1PS?P”</text:span>,<text:span text:style-name="T249">“res”:“1PSP01”</text:span><text:span text:style-name="T255">,”</text:span><text:span text:style-name="T261">flag”:2</text:span><text:span text:style-name="T283">,"err":</text:span><text:span text:style-name="T285">0</text:span><text:span text:style-name="T284">}</text:span></text:p>
      <text:h text:style-name="Heading_20_1" text:outline-level="1"><text:span text:style-name="T109">Can I use daisy-chained autochangers</text:span>?</text:h>
      <text:p text:style-name="P33"><text:span text:style-name="T172">Some models can be daisy-chained, check the </text:span><text:span text:style-name="T224">Pioneer user </text:span><text:span text:style-name="T172">manual. </text:span><text:span text:style-name="T122">Yes at this level </text:span><text:span text:style-name="T125">there is </text:span><text:span text:style-name="T119">no </text:span><text:span text:style-name="T234">logical </text:span><text:span text:style-name="T119">limitation, </text:span><text:span text:style-name="T122">but it's not recommended. </text:span><text:span text:style-name="T118">Be aware that this topology is </text:span><text:span text:style-name="T122">not supported by </text:span><text:span text:style-name="T118">the other modules of CCC like </text:span><text:span text:style-name="T79">CCC</text:span><text:span text:style-name="T118">tester, </text:span><text:span text:style-name="T79">CCC</text:span><text:span text:style-name="T122">controler and </text:span><text:span text:style-name="T79">CCC</text:span><text:span text:style-name="T122">web app</text:span><text:span text:style-name="T8">s</text:span><text:span text:style-name="T122">.</text:span></text:p>
      <text:p text:style-name="P49"><text:span text:style-name="T126">Because i</text:span><text:span text:style-name="T122">t is </text:span><text:span text:style-name="T120">largely </text:span><text:span text:style-name="T122">preferable to dedicate a serial port to each autochanger individually to communicate as fast as possible. </text:span><text:span text:style-name="T225">Use USB hubs if you don’t have sufficient USB ports. </text:span><text:span text:style-name="T126">Remember</text:span><text:span text:style-name="T121"> that </text:span><text:span text:style-name="T4">the</text:span><text:span text:style-name="T121"> </text:span><text:span text:style-name="T126">single </text:span><text:span text:style-name="T128">slow </text:span><text:span text:style-name="T226">serial </text:span><text:span text:style-name="T121">connection </text:span><text:span text:style-name="T227">at </text:span><text:span text:style-name="T121">4800/9600 </text:span><text:span text:style-name="T126">b</text:span><text:span text:style-name="T173">au</text:span><text:span text:style-name="T126">ds</text:span><text:span text:style-name="T121"> had to be shared </text:span><text:span text:style-name="T127">between all daisy-cha</text:span><text:span text:style-name="T5">ined devices.</text:span><text:span text:style-name="T121"> </text:span><text:span text:style-name="T165">The latency will </text:span><text:span text:style-name="T174">dramatically </text:span><text:span text:style-name="T165">grow</text:span><text:span text:style-name="T121">.</text:span></text:p>
      <text:h text:style-name="Heading_20_1" text:outline-level="1">Timeout</text:h>
      <text:p text:style-name="P25"><text:span text:style-name="T11">Every</text:span><text:span text:style-name="T132"> command </text:span><text:span text:style-name="T10">send</text:span><text:span text:style-name="T11">/</text:span><text:span text:style-name="T10">written on the serial port </text:span><text:span text:style-name="T11">is </text:span><text:span text:style-name="T28">complemented</text:span><text:span text:style-name="T11"> with </text:span><text:span text:style-name="T10">a timer object </text:span><text:span text:style-name="T11">launched</text:span><text:span text:style-name="T10"> in parallel, like a watchdog.</text:span></text:p>
      <text:p text:style-name="P26"><text:span text:style-name="T10">I</text:span><text:span text:style-name="T13">f </text:span><text:span text:style-name="T8">the autochanger </text:span><text:span text:style-name="T14">replies b</text:span><text:span text:style-name="T12">efore</text:span><text:span text:style-name="T8"> the </text:span><text:span text:style-name="T12">time</text:span><text:span text:style-name="T14">r</text:span><text:span text:style-name="T8">, </text:span><text:span text:style-name="T13">the timer is stopped, the client </text:span><text:span text:style-name="T14">gets his response</text:span><text:span text:style-name="T13"> and the queue </text:span><text:span text:style-name="T43">processing </text:span><text:span text:style-name="T14">continues...</text:span></text:p>
      <text:p text:style-name="P39"><text:span text:style-name="T129">If the </text:span><text:span text:style-name="T8">autochanger</text:span><text:span text:style-name="T129"> didn’t answer on the serial port </text:span><text:span text:style-name="T9">within </text:span><text:span text:style-name="T129">the </text:span><text:span text:style-name="T134">given t</text:span><text:span text:style-name="T129">ime, the command is aborted by </text:span><text:span text:style-name="T166">CCC</text:span><text:span text:style-name="T129">pivot </text:span><text:span text:style-name="T134">script </text:span><text:span text:style-name="T130">and an error code </text:span><text:span text:style-name="T135">3 </text:span><text:span text:style-name="T130">is replied to the client </text:span><text:span text:style-name="T166">without response (empty)</text:span><text:span text:style-name="T130">. </text:span><text:span text:style-name="T131">Then the </text:span><text:span text:style-name="T167">CCC</text:span><text:span text:style-name="T131">pivot still continuing executing the queue. </text:span><text:span text:style-name="T169">The error management is delegated to the client.</text:span></text:p>
      <text:p text:style-name="P52"><text:span text:style-name="T187">Notice: </text:span><text:span text:style-name="T131">T</text:span><text:span text:style-name="T238">he timeout </text:span><text:span text:style-name="T190">delay </text:span><text:span text:style-name="T238">is freely adjustable because the V180M model don't use the same </text:span><text:span text:style-name="T89">C</text:span><text:span text:style-name="T238">ommunication </text:span><text:span text:style-name="T89">M</text:span><text:span text:style-name="T238">ode than V3000/3200/5000 </text:span><text:span text:style-name="T175">models </text:span><text:span text:style-name="T191">(CM3 vs CM7)</text:span><text:span text:style-name="T238">. The result on the serial port is replied only when the job is </text:span><text:span text:style-name="T176">fully finished</text:span><text:span text:style-name="T238"> by </text:span><text:span text:style-name="T171">the</text:span><text:span text:style-name="T238"> changer. </text:span><text:span text:style-name="T177">So a</text:span><text:span text:style-name="T238"> changing disk job can take many seconds, so the timeout had to be more tolerant </text:span><text:span text:style-name="T178">(longer)</text:span><text:span text:style-name="T238"> for this particular model.</text:span></text:p>
      <text:p text:style-name="P34"><text:span text:style-name="T131">T</text:span><text:span text:style-name="T117">here is </text:span><text:span text:style-name="T168">(obviously) </text:span><text:span text:style-name="T117">no timeout </text:span><text:span text:style-name="T133">mechanism </text:span><text:span text:style-name="T117">for internal commands.</text:span></text:p>
      <text:h text:style-name="Heading_20_1" text:outline-level="1">Password protection</text:h>
      <text:p text:style-name="P40">When a password is set, t<text:span text:style-name="T263">he client can't pass </text:span>any <text:span text:style-name="T263">changer commands (and control the autochanger) </text:span>until<text:span text:style-name="T263"> he had not given the right password. O</text:span>nly internal commands <text:span text:style-name="T265">are freely available.</text:span></text:p>
      <text:p text:style-name="P40">The client <text:span text:style-name="T267">can </text:span>probes the CCCpivot with the /AUTH command. The script will answer if an authentication is needed or not <text:span text:style-name="T266">(empty password in CSV or DB)</text:span>.</text:p>
      <text:p text:style-name="P40"><text:soft-page-break/>If a password is set, the client had to <text:span text:style-name="T264">send the password with the /PASS command. If the password is the right one, the client is unlocked.</text:span></text:p>
      <text:p text:style-name="P67">I know, it's a simple and very low protection method. No encryption, no salt, no token, <text:span text:style-name="T263">no tries limit </text:span><text:span text:style-name="T276">(</text:span><text:span text:style-name="T280">against </text:span><text:span text:style-name="T276">bruteforce)</text:span><text:span text:style-name="T263">, etc..</text:span>. But I don't think it's really necessary for now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Vernada1" svg:font-family="Vernada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1" svg:font-family="'Liberation Serif'" style:font-pitch="variable"/>
    <style:font-face style:name="Vernada" svg:font-family="Vernad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/>
      <style:text-properties style:font-name="Times New Roman" fo:font-family="'Times New Roman'" style:font-style-name="Normal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Times New Roman" officeooo:rsid="011a3c38"/>
    </style:style>
    <style:style style:name="MT2" style:family="text">
      <style:text-properties officeooo:rsid="00e58261"/>
    </style:style>
    <style:style style:name="MT3" style:family="text">
      <style:text-properties officeooo:rsid="011a3c38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v</text:span><text:span text:style-name="MT2">1.0.</text:span><text:span text:style-name="MT3">0</text:span><text:span text:style-name="MT2"><text:tab/><text:tab/>Page </text:span><text:page-number text:select-page="current">3</text:page-number>/<text:page-count>6</text:page-count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22T11:28:16.850000000</meta:creation-date>
    <dc:date>2020-09-14T23:19:46.849000000</dc:date>
    <meta:editing-duration>P2DT3H55M</meta:editing-duration>
    <meta:editing-cycles>398</meta:editing-cycles>
    <meta:generator>LibreOffice/6.4.0.3$Windows_X86_64 LibreOffice_project/b0a288ab3d2d4774cb44b62f04d5d28733ac6df8</meta:generator>
    <meta:document-statistic meta:table-count="1" meta:image-count="0" meta:object-count="0" meta:page-count="6" meta:paragraph-count="96" meta:word-count="1798" meta:character-count="11321" meta:non-whitespace-character-count="9598"/>
  </office:meta>
</office:document-meta>
</file>